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397cm" table:align="margins"/>
    </style:style>
    <style:style style:name="Table1.A" style:family="table-column">
      <style:table-column-properties style:column-width="0.432cm" style:rel-column-width="245*"/>
    </style:style>
    <style:style style:name="Table1.B" style:family="table-column">
      <style:table-column-properties style:column-width="0.434cm" style:rel-column-width="246*"/>
    </style:style>
    <style:style style:name="Table1.C" style:family="table-column">
      <style:table-column-properties style:column-width="3.531cm" style:rel-column-width="2002*"/>
    </style:style>
    <style:style style:name="Table1.A1" style:family="table-cell" style:data-style-name="N0">
      <style:table-cell-properties fo:padding="0cm" fo:border="none"/>
    </style:style>
    <style:style style:name="Table1.B1" style:family="table-cell">
      <style:table-cell-properties fo:padding="0cm" fo:border="none"/>
    </style:style>
    <style:style style:name="Table2" style:family="table">
      <style:table-properties style:width="4.401cm" fo:margin-left="0cm" fo:margin-right="-0.004cm" fo:break-before="column" table:align="margins"/>
    </style:style>
    <style:style style:name="Table2.A" style:family="table-column">
      <style:table-column-properties style:column-width="0.457cm" style:rel-column-width="259*"/>
    </style:style>
    <style:style style:name="Table2.B" style:family="table-column">
      <style:table-column-properties style:column-width="0.504cm" style:rel-column-width="286*"/>
    </style:style>
    <style:style style:name="Table2.C" style:family="table-column">
      <style:table-column-properties style:column-width="3.44cm" style:rel-column-width="1950*"/>
    </style:style>
    <style:style style:name="Table2.A1" style:family="table-cell" style:data-style-name="N0">
      <style:table-cell-properties fo:padding="0cm" fo:border="none"/>
    </style:style>
    <style:style style:name="Table2.B1" style:family="table-cell">
      <style:table-cell-properties fo:padding="0cm" fo:border="none"/>
    </style:style>
    <style:style style:name="P1" style:family="paragraph" style:parent-style-name="Standard">
      <style:paragraph-properties fo:text-align="justify" style:justify-single-word="false"/>
      <style:text-properties style:font-name="Courier New"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font-name="Courier New"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justify" style:justify-single-word="false"/>
      <style:text-properties style:font-name="Courier New" fo:font-weight="bold" style:font-weight-asian="bold" style:font-weight-complex="bold"/>
    </style:style>
    <style:style style:name="P4" style:family="paragraph" style:parent-style-name="Standard">
      <style:paragraph-properties fo:text-align="justify" style:justify-single-word="false"/>
      <style:text-properties style:font-name="Courier New" fo:font-weight="normal" style:font-weight-asian="normal" style:font-weight-complex="normal"/>
    </style:style>
    <style:style style:name="P5" style:family="paragraph" style:parent-style-name="Standard">
      <style:paragraph-properties fo:text-align="justify" style:justify-single-word="false"/>
      <style:text-properties style:font-name="Courier New"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justify" style:justify-single-word="false"/>
      <style:text-properties style:font-name="Courier New"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font-name="Courier New"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Courier New" style:text-underline-style="none" fo:font-weight="bold" style:font-weight-asian="bold" style:font-weight-complex="bold"/>
    </style:style>
    <style:style style:name="P9" style:family="paragraph" style:parent-style-name="Standard">
      <style:paragraph-properties fo:text-align="justify" style:justify-single-word="false" fo:break-before="page"/>
      <style:text-properties style:font-name="Courier New" style:text-underline-style="none" fo:font-weight="bold" style:font-weight-asian="bold" style:font-weight-complex="bold"/>
    </style:style>
    <style:style style:name="P10" style:family="paragraph" style:parent-style-name="Standard">
      <style:paragraph-properties fo:text-align="justify" style:justify-single-word="false" fo:break-before="page"/>
      <style:text-properties style:font-name="Courier New" style:text-underline-style="none" fo:font-weight="normal" style:font-weight-asian="normal" style:font-weight-complex="normal"/>
    </style:style>
    <style:style style:name="P11" style:family="paragraph" style:parent-style-name="Standard">
      <style:paragraph-properties fo:text-align="justify" style:justify-single-word="false" fo:break-before="column"/>
      <style:text-properties style:font-name="Courier New" style:text-underline-style="none" fo:font-weight="normal" style:font-weight-asian="normal" style:font-weight-complex="normal"/>
    </style:style>
    <style:style style:name="P12" style:family="paragraph" style:parent-style-name="Table_20_Contents">
      <style:paragraph-properties fo:text-align="justify" style:justify-single-word="false"/>
      <style:text-properties style:font-name="Courier New"/>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Table_20_Contents">
      <style:paragraph-properties fo:text-align="start" style:justify-single-word="false"/>
      <style:text-properties style:font-name="Courier New"/>
    </style:style>
    <style:style style:name="P15" style:family="paragraph" style:parent-style-name="Table_20_Contents">
      <style:paragraph-properties fo:text-align="center" style:justify-single-word="false"/>
      <style:text-properties style:font-name="Courier New"/>
    </style:style>
    <style:style style:name="P16" style:family="paragraph" style:parent-style-name="Table_20_Contents">
      <style:paragraph-properties fo:text-align="start" style:justify-single-word="false"/>
      <style:text-properties style:font-name="Courier New"/>
    </style:style>
    <style:style style:name="P17" style:family="paragraph" style:parent-style-name="Table_20_Contents">
      <style:paragraph-properties fo:text-align="justify" style:justify-single-word="false"/>
      <style:text-properties style:font-name="Courier New"/>
    </style:style>
    <style:style style:name="T1" style:family="text">
      <style:text-properties style:text-underline-style="none"/>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Courier New"/>
    </style:style>
    <style:style style:name="T6" style:family="text">
      <style:text-properties style:font-weight-asian="normal"/>
    </style:style>
    <style:style style:name="T7" style:family="text">
      <style:text-properties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2" fo:column-gap="0cm">
          <style:column style:rel-width="2493*" fo:start-indent="0cm" fo:end-indent="0cm"/>
          <style:column style:rel-width="2493*"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elo OSI</text:p>
      <text:p text:style-name="P4">1- Nível Físico: </text:p>
      <text:p text:style-name="P4">Definições mecânicas e eléctricas da interface de rede</text:p>
      <text:p text:style-name="P4">2- Nível de Ligação: </text:p>
      <text:p text:style-name="P4">Controlo de Ligação de Dados</text:p>
      <text:p text:style-name="P4">3- Nível de Rede: </text:p>
      <text:p text:style-name="P4">Encaminhamento de Rede, endereçamento, estabelecimento e libertação de ligações</text:p>
      <text:p text:style-name="P4">4- Nível de Transporte: </text:p>
      <text:p text:style-name="P4">Transferência de dados fim-a-fim</text:p>
      <text:p text:style-name="P4">5- Nível de Sessão: </text:p>
      <text:p text:style-name="P4">Diálogos e controlo de sincronização para as aplicações</text:p>
      <text:p text:style-name="P4">6- Nível de Apresentação: </text:p>
      <text:p text:style-name="P4">Negociação da sintaxe de dialogo, transformação de dados</text:p>
      <text:p text:style-name="P4">7- Nível de Aplicação: </text:p>
      <text:p text:style-name="P4">Transferência de ficheiros, acesso e gestão</text:p>
      <text:p text:style-name="P3">Nível de Aplicação</text:p>
      <text:p text:style-name="P4">Interface à aplicações de correio electrónico e afins</text:p>
      <text:p text:style-name="P2">Funções</text:p>
      <text:p text:style-name="P1">Transferência de dados</text:p>
      <text:p text:style-name="P1">Mensagens</text:p>
      <text:p text:style-name="P1">Serviço de Terminal</text:p>
      <text:p text:style-name="P1">Serviço de Ficheiros</text:p>
      <text:p text:style-name="P1">Suporte a base de dados</text:p>
      <text:p text:style-name="P1">Gestão de redes</text:p>
      <text:p text:style-name="P2">Características</text:p>
      <text:p text:style-name="P1">Preocupa-se com a sintaxe e a semântica das informações transmitidas</text:p>
      <text:p text:style-name="P1">Dados são convertidos para uma forma entendida por todos os computadores</text:p>
      <text:p text:style-name="P8">Nível de Sessão</text:p>
      <text:p text:style-name="P1">Gere o controlo de tráfego (especialmente em half-dupplex)</text:p>
      <text:p text:style-name="P1">Faz gestão de tokens</text:p>
      <text:p text:style-name="P1">Oferece tokens para serem trocados</text:p>
      <text:p text:style-name="P1">Quem possui o token pode executar operações</text:p>
      <text:p text:style-name="P1">Realiza a sincronização(Sistema de Recuperação de falhas, Insere pontos de sincronismo)</text:p>
      <text:p text:style-name="P2">Funções</text:p>
      <text:p text:style-name="P1">Gestão de Sessões</text:p>
      <text:p text:style-name="P1">Checkpoints</text:p>
      <text:p text:style-name="P1">Resincronização</text:p>
      <text:p text:style-name="P1">Fecho de ligações ordenadamente</text:p>
      <text:p text:style-name="P8">Nível de Transporte</text:p>
      <text:p text:style-name="P1">Garante isolamento das camadas superiores face às mudanças da tecnologia</text:p>
      <text:p text:style-name="P1">Camada fim-a-fim</text:p>
      <text:p text:style-name="P1">Utiliza cabeçalhos e mensagens de controlo</text:p>
      <text:p text:style-name="P1">Determina o QOS</text:p>
      <text:p text:style-name="P1">Faz controlo de fluxo fim-a-fim</text:p>
      <text:p text:style-name="P1">Estabelece e termina ligações</text:p>
      <text:p text:style-name="P1">Com erros</text:p>
      <text:p text:style-name="P2">Funções</text:p>
      <text:p text:style-name="P1">Monitorização de tráfego entre terminais</text:p>
      <text:p text:style-name="P1">Recuperação de erros da camada de rede</text:p>
      <text:p text:style-name="P1">Controlo de fluxo</text:p>
      <text:p text:style-name="P1">Abstracção do nível de rede</text:p>
      <text:p text:style-name="P8">Nível de Rede</text:p>
      <text:p text:style-name="P1">Controla a operação na sub-rede</text:p>
      <text:p text:style-name="P1">Faz o encaminhamento de pacotes</text:p>
      <text:p text:style-name="P1">Utilização de tabelas de encaminhamento</text:p>
      <text:p text:style-name="P1">Controlo de congestionamento</text:p>
      <text:p text:style-name="P1">Compatibilização na interligação de redes</text:p>
      <text:p text:style-name="P2">Funções</text:p>
      <text:p text:style-name="P1">Monitorização e Controlo de tráfego</text:p>
      <text:p text:style-name="P1">Encaminhamento</text:p>
      <text:p text:style-name="P1">Sequência de pacotes</text:p>
      <text:p text:style-name="P1">Qualidade de Serviço</text:p>
      <text:p text:style-name="P8">Nível de Ligação/Lógico</text:p>
      <text:p text:style-name="P1">Transformar um canal de transmissão livre de erros</text:p>
      <text:p text:style-name="P1">Estruturação das mensagens nas tramas</text:p>
      <text:p text:style-name="P1">Retransmissão das tramas erradas</text:p>
      <text:p text:style-name="P1">Ter mecanismos de controlo de tráfego</text:p>
      <text:p text:style-name="P2">Funções</text:p>
      <text:p text:style-name="P1">Monitorização de tráfego</text:p>
      <text:p text:style-name="P1">Delimitação de tramas</text:p>
      <text:p text:style-name="P1">Controlo de fluxo/tráfego</text:p>
      <text:p text:style-name="P1">Sequência</text:p>
      <text:p text:style-name="P1">Retransmissão</text:p>
      <text:p text:style-name="P8">Nível Físico</text:p>
      <text:p text:style-name="P1">Trata da comunicação de bits através do canal</text:p>
      <text:p text:style-name="P1">Define interface mecânicas: define pinos do conector</text:p>
      <text:p text:style-name="P1">Define as características eléctricas da interface (0,1)</text:p>
      <text:p text:style-name="P1">Define as características dos procedimentos (forma de estabelecer/terminar ligações)</text:p>
      <text:p text:style-name="P1">Se a conexão é realizada em ambos os sentidos ou não</text:p>
      <text:p text:style-name="P1">Meio de transmissão físico, fica a baixo da camada física</text:p>
      <text:p text:style-name="P2">Funções</text:p>
      <text:p text:style-name="P1">Definição dos sinais eléctricos</text:p>
      <text:p text:style-name="P1">Tipos de conectores</text:p>
      <text:p text:style-name="P1">Meio</text:p>
      <text:p text:style-name="P1">Débito binário</text:p>
      <text:p text:style-name="P1">Modulação</text:p>
      <text:p text:style-name="P1">Códigos de linha</text:p>
      <text:p text:style-name="P1">Sincronismo</text:p>
      <text:p text:style-name="P8">Modelo TCP/IP</text:p>
      <text:p text:style-name="P8">Nível de Aplicação<text:span text:style-name="T3"> (OSI: Aplicação, Apresentação, Sessão)</text:span></text:p>
      <text:p text:style-name="P8"><text:span text:style-name="T4">Protocolos</text:span><text:span text:style-name="T3">: HTTP, SMTP,IMAP, POP3, FTP, SSH, RTP, DNS...</text:span></text:p>
      <text:p text:style-name="P1">Escolhe o tipo de transporte necessário</text:p>
      <text:p text:style-name="P8">Nível de Transporte</text:p>
      <text:p text:style-name="P8"><text:span text:style-name="T4">Protocolos</text:span><text:span text:style-name="T3">: TCP, UDP</text:span></text:p>
      <text:p text:style-name="P1">Fornece Forma de comunicação entre aplicações</text:p>
      <text:p text:style-name="P1">Controlo de fluxo</text:p>
      <text:p text:style-name="P1">Controlo de Erros</text:p>
      <text:p text:style-name="P1">Segmentação e Reagrupamento de mensagens</text:p>
      <text:p text:style-name="P8">Nível de Rede(Internet Layer)</text:p>
      <text:p text:style-name="P8"><text:span text:style-name="T4">Protocolos</text:span><text:span text:style-name="T3">: IP, ICMP</text:span></text:p>
      <text:p text:style-name="P1">Fornece comunicação entre duas máquinas</text:p>
      <text:p text:style-name="P1">Responsável pelo encaminhamento</text:p>
      <text:p text:style-name="P1">Verifica a validade dos datagramas recebidos</text:p>
      <text:p text:style-name="P1">Recebe/Envia mensagens de ICMP de controlo e informações de erros</text:p>
      <text:p text:style-name="P1">Envia Datagramas IP</text:p>
      <text:p text:style-name="P8">Nível de Ligação de Dados<text:span text:style-name="T3">(OSI: Ligação de Dados, Físico)</text:span></text:p>
      <text:p text:style-name="P8"><text:span text:style-name="T4">Protocolos</text:span><text:span text:style-name="T3">: ARP, ETHERNET, PPP, ATM, Frame Relay</text:span></text:p>
      <text:p text:style-name="P1">Transmissão de datagramas IP e envio para rede específica</text:p>
      <text:p text:style-name="P1">Recepção de datagramas de uma rede específica</text:p>
      <text:p text:style-name="P8">Protocolo IP<text:span text:style-name="T3">: </text:span></text:p>
      <text:p text:style-name="P1">Transferência de datagramas pela internet</text:p>
      <text:p text:style-name="P1">Endereços com 32 bits (4 bytes)</text:p>
      <text:p text:style-name="P1">Definição de datagrama IP</text:p>
      <text:p text:style-name="P1">Permite encaminhamento de datagramas</text:p>
      <text:p text:style-name="P1">Fornece um serviço não fiável de comunicação</text:p>
      <text:p text:style-name="P8">Protocolo TCP<text:span text:style-name="T3">:</text:span></text:p>
      <text:p text:style-name="P1">Especifica a transferência fiável de dados entre origem e destino</text:p>
      <text:p text:style-name="P1">Orientado à ligação</text:p>
      <text:p text:style-name="P1">Detecção e correcção de erros</text:p>
      <text:p text:style-name="P8">Protocolo UDP<text:span text:style-name="T3">:</text:span></text:p>
      <text:p text:style-name="P1">Serviço de transporte sem garantia de entrega e sem estabelecimento de comunicação</text:p>
      <text:p text:style-name="P8">DNS</text:p>
      <text:p text:style-name="P1">Base de Dados distribuída implementada nos servidores</text:p>
      <text:p text:style-name="P1">Permite resolução de nomes</text:p>
      <text:p text:style-name="P1">Múltiplos nomes podem ser mapeados no mesmo IP</text:p>
      <text:p text:style-name="P2">Autoridade(Zonas)</text:p>
      <text:p text:style-name="P1">Raiz </text:p>
      <text:p text:style-name="P1">TLD – Top Level Domain</text:p>
      <text:p text:style-name="P1">DNS Autoritário: Servidores das Empresas/Instituições</text:p>
      <text:p text:style-name="P1">DNS Local (Não faz parte da hierarquia)</text:p>
      <text:p text:style-name="P2">Processo de Resolução de Nomes Iterativo</text:p>
      <text:p text:style-name="P1">Servidor de DNS pode responder com o nome do servidor DNS a contactar</text:p>
      <text:p text:style-name="P2">Processo de Resolução de Nomes Recursivo</text:p>
      <text:p text:style-name="P1">Coloca a tarefa de resolução de nomes no servido (e assim sucessivamente)</text:p>
      <text:p text:style-name="P1">Campos: RR Format (Nome, Valor, Tipo, TTL) 32 bits</text:p>
      <text:p text:style-name="P2">Tipos de RR</text:p>
      <text:p text:style-name="P1">1 (A) <text:tab/>Devolve Endereço Ipv4</text:p>
      <text:p text:style-name="P1">2 (NS)<text:tab/>Identifica o Servidor autoritário de uma zona</text:p>
      <text:p text:style-name="P1">5 (CNAME) Define um Alias para o nome oficial de uma máquina</text:p>
      <text:p text:style-name="P1">6 (SOA) <text:tab/>Primeiro Campo de um ficheiro de zona</text:p>
      <text:p text:style-name="P1">11(WKS)<text:tab/>Define os serviços de rede de uma máquina</text:p>
      <text:p text:style-name="P1">12(PTR)<text:tab/>Realiza Resolução inversa. Converte um IP num nome</text:p>
      <text:p text:style-name="P1">13(HINFO) Informações sobre a máquina</text:p>
      <text:p text:style-name="P1">15(MX)<text:tab/>Servidores de email responsáveis pelo domínio</text:p>
      <text:p text:style-name="P1">28(AAAA) <text:tab/>Devolve Endereço Ipv6</text:p>
      <text:p text:style-name="P1">252(AXFR)<text:tab/>Pedido de transferência de zona</text:p>
      <text:p text:style-name="P1">255(ANY)<text:tab/>Pedido para todos os campos</text:p>
      <text:p text:style-name="P2">Protocolo UDP (Porto 53)</text:p>
      <text:p text:style-name="P1">DNS Transportado em UDP, limitados a 512 bytes, mensagens maiores truncadas (flag truncated activada)</text:p>
      <text:p text:style-name="P2">Protocolo TCP (Porto 53)</text:p>
      <text:p text:style-name="P1">Transferência de informações de zona dos servidores primários para secundário</text:p>
      <text:p text:style-name="P1">Estabelece ligação TCP quando recebe pedido UDP com a flag truncated activada</text:p>
      <text:p text:style-name="P8">EMAIL</text:p>
      <text:p text:style-name="P1">MTA – Mail Transfer Agent – Software Servidores (SMTP)</text:p>
      <text:p text:style-name="P1">MUA – Mail User Agent – Software Cliente</text:p>
      <text:p text:style-name="P1">MDA – Mail Delivery Agent – Software de Entrega do Email ao Cliente</text:p>
      <text:p text:style-name="P1">MAA – Message Access Agent – Permite o acesso remoto à caixa de email</text:p>
      <text:p text:style-name="P2">Formato do Email</text:p>
      <text:p text:style-name="P1">Envelope: Mail From, RCPT To</text:p>
      <text:p text:style-name="P1">Message</text:p>
      <text:p text:style-name="P1">- Header</text:p>
      <text:p text:style-name="P1">- Body</text:p>
      <text:p text:style-name="P8">MIME(Multi-purpose Internet Mail Extension)</text:p>
      <text:p text:style-name="P1">Conversão/Desconversão da mensagem em 7-Bit ASCII para transmissão</text:p>
      <text:p text:style-name="P8">BASE64</text:p>
      <text:p text:style-name="P1">Conversão de blocos de 8 bits em blocos de 6 bits. </text:p>
      <text:p text:style-name="P1">Agrupamento em 8 bits, ultimo byte coloca-se zeros a preencher o resto</text:p>
      <text:p text:style-name="P8">SMTP (Porto 25)</text:p>
      <text:p text:style-name="P1">Comandos:</text:p>
      <text:p text:style-name="P1">HELO, MAIL FROM, RCPT TO, DATA, QUIT, RSET, VRFY, NOOP, TURN, EXPN (expand), HELP, SEND FROM, SMOL FROM , SMAL FROM</text:p>
      <text:p text:style-name="P1">Respostas:</text:p>
      <text:p text:style-name="P1">211 (System Status), 214 (Help message), 220 (System ready), 221 (Service closing), 250 (Request command completed), 251 (User not local), 354 (Star Mail Input), 421 (Service not Available), 450 (Mailbox not available), 451 (Command aborted: local error), 5XX (Permanet Negative Completion Reply)</text:p>
      <text:p text:style-name="P8">POP3 (porto 110)</text:p>
      <text:p text:style-name="P1">Modo Offline</text:p>
      <text:p text:style-name="P1">Cliente liga-se ao servidor e obtém todos os email's existentes</text:p>
      <text:p text:style-name="P1">Tudo é guardado no servidor</text:p>
      <text:p text:style-name="P2">Comandos</text:p>
      <text:p text:style-name="P1">USER, PASS, APOP, STAT (quantas mensagens existem e tamanho total), LIST (saber o tamanho de cada mensagem), RETR(ler uma mensagem), DELE(apagar uma mensagem), RSET, NOOP, QUIT, TOP, UIDL</text:p>
      <text:p text:style-name="P8">IMAP (porto 143)</text:p>
      <text:p text:style-name="P1">Modo Online</text:p>
      <text:p text:style-name="P1"><text:soft-page-break/>Cliente liga-se ao servidor</text:p>
      <text:p text:style-name="P1">Os emails são mantidos no servidor</text:p>
      <text:p text:style-name="P1">Modo disconected</text:p>
      <text:p text:style-name="P1">Cliente está síncrono com o servidor</text:p>
      <text:p text:style-name="P1">O servidor tê autoridade sobre os emails</text:p>
      <text:p text:style-name="P8">IMAP</text:p>
      <text:p text:style-name="P1">Permite dividir o email por pastas</text:p>
      <text:p text:style-name="P1">Diferentes modos de operação</text:p>
      <text:p text:style-name="P1">Próximo do POP em termos de funcionamento</text:p>
      <text:p text:style-name="P1">Lista muito extensa de comandos</text:p>
      <text:p text:style-name="P8">Protocolos de Retransmissão</text:p>
      <text:p text:style-name="P2">IdleRQ (send and wait)</text:p>
      <text:p text:style-name="P1">Pedido de retransmissão implícito ou explícito</text:p>
      <text:p text:style-name="P1">Se não receber ACK-Retransmite</text:p>
      <text:p text:style-name="P1">Recebe NACK se o timer do receptor expirar</text:p>
      <text:p text:style-name="P2">ContinuosRQ</text:p>
      <text:p text:style-name="P1">Aumenta a taxa de utilização do link</text:p>
      <text:p text:style-name="P1">Aumento do tamanho dos buffers</text:p>
      <text:p text:style-name="P1">Métodos de Retransmissão</text:p>
      <text:p text:style-name="P1">- Select Repeat</text:p>
      <text:p text:style-name="P1">Um ack por cada trama de dados. Um ack indica que recebeu bem e todos os anteriores.</text:p>
      <text:p text:style-name="P1">No estado de retransmissão, suspensão de envio de tramas</text:p>
      <text:p text:style-name="P1">- GoBackN</text:p>
      <text:p text:style-name="P1">Um ack por cada trama de dados. Um ack indica que recebeu bem e todos os anteriores.</text:p>
      <text:p text:style-name="P1">NAK, pede retransmissão de todas as tramas a partir da indicada</text:p>
      <text:p text:style-name="P1">Após falha volta a enviar ACK</text:p>
      <text:p text:style-name="P2">Piggybank acknolagment</text:p>
      <text:p text:style-name="P1">Canal Full-Duplex</text:p>
      <text:p text:style-name="P1">Embebida informação de ack no cabeçalho da trama, para além do numero de sequência da trama, existe um campo com o estado da ligação</text:p>
      <text:p text:style-name="P2">Sliding Window</text:p>
      <text:p text:style-name="P1">Mecanismo de Controlo de Fluxo</text:p>
      <text:p text:style-name="P1">Limite o numero de tramas que podem ser enviadas sem receber ack</text:p>
      <text:p text:style-name="P1">Se houver congestionamento o receptor não envia ACK, faz com que o emissor atinja o limite e pare de envia</text:p>
      <text:p text:style-name="P1">Parâmetros</text:p>
      <text:p text:style-name="P1">Janela de Envio (identifica que estão à espera do ACK)</text:p>
      <text:p text:style-name="P1">Recepção (Identifica da N tramas bem recebidas)</text:p>
      <text:p text:style-name="P1">Números de sequência (Número mínimo de id's que são necessários para que os protocolos funcionamento sem problemas)</text:p>
      <text:p text:style-name="P2">Controlo de fluxo</text:p>
      <text:p text:style-name="P1">janela envio, janela de recepção, Minimo de Trama</text:p>
      <text:p text:style-name="P1">IdleRQ: 1,1,2</text:p>
      <text:p text:style-name="P1">Selective Repeat: K, K, 2K</text:p>
      <text:p text:style-name="P1">GoBackN: K, 1, k+1</text:p>
      <text:p text:style-name="P8">Eficiência dos Protocolos</text:p>
      <text:p text:style-name="P1">N – Numero de Bits da Trama(bits); R – BitRate(bps); S – Distância da ligação (m); Velocidade de propagação (m/s)</text:p>
      <text:p text:style-name="P1"><draw:frame draw:style-name="fr1" draw:name="Object1" text:anchor-type="as-char" svg:width="0.512cm" svg:height="0.353cm" draw:z-index="0"><draw:object xlink:href="./Object 1" xlink:type="simple" xlink:show="embed" xlink:actuate="onLoad"/><draw:image xlink:href="./ObjectReplacements/Object 1" xlink:type="simple" xlink:show="embed" xlink:actuate="onLoad"/></draw:frame> – tempo de propagação; <draw:frame draw:style-name="fr1" draw:name="Object2" text:anchor-type="as-char" svg:width="0.524cm" svg:height="0.353cm" draw:z-index="1"><draw:object xlink:href="./Object 2" xlink:type="simple" xlink:show="embed" xlink:actuate="onLoad"/><draw:image xlink:href="./ObjectReplacements/Object 2" xlink:type="simple" xlink:show="embed" xlink:actuate="onLoad"/></draw:frame> – tempo de transmissão</text:p>
      <text:p text:style-name="P1"><draw:frame draw:style-name="fr1" draw:name="Object9" text:anchor-type="as-char" svg:width="0.524cm" svg:height="0.353cm" draw:z-index="8"><draw:object xlink:href="./Object 9" xlink:type="simple" xlink:show="embed" xlink:actuate="onLoad"/><draw:image xlink:href="./ObjectReplacements/Object 9" xlink:type="simple" xlink:show="embed" xlink:actuate="onLoad"/></draw:frame>- Media de tentativas de transmissão; <draw:frame draw:style-name="fr1" draw:name="Object10" text:anchor-type="as-char" svg:width="0.497cm" svg:height="0.353cm" draw:z-index="9"><draw:object xlink:href="./Object 10" xlink:type="simple" xlink:show="embed" xlink:actuate="onLoad"/><draw:image xlink:href="./ObjectReplacements/Object 10" xlink:type="simple" xlink:show="embed" xlink:actuate="onLoad"/></draw:frame>- Probabilidade de transmissão com erros (BER)</text:p>
      <text:p text:style-name="P1"/>
      <text:p text:style-name="P1"/>
      <text:p text:style-name="P2">Comum</text:p>
      <text:p text:style-name="P1"/>
      <text:p text:style-name="P1"><draw:frame draw:style-name="fr1" draw:name="Object3" text:anchor-type="as-char" svg:width="1.909cm" svg:height="0.353cm" draw:z-index="10"><draw:object xlink:href="./Object 3" xlink:type="simple" xlink:show="embed" xlink:actuate="onLoad"/><draw:image xlink:href="./ObjectReplacements/Object 3" xlink:type="simple" xlink:show="embed" xlink:actuate="onLoad"/></draw:frame>- tempo mínimo total de retransmissão</text:p>
      <text:p text:style-name="P1"><draw:frame draw:style-name="fr1" draw:name="Object7" text:anchor-type="as-char" svg:width="1.102cm" svg:height="0.684cm" draw:z-index="11"><draw:object xlink:href="./Object 7" xlink:type="simple" xlink:show="embed" xlink:actuate="onLoad"/><draw:image xlink:href="./ObjectReplacements/Object 7" xlink:type="simple" xlink:show="embed" xlink:actuate="onLoad"/></draw:frame><draw:frame draw:style-name="fr1" draw:name="Object8" text:anchor-type="as-char" svg:width="1.055cm" svg:height="0.684cm" draw:z-index="12"><draw:object xlink:href="./Object 8" xlink:type="simple" xlink:show="embed" xlink:actuate="onLoad"/><draw:image xlink:href="./ObjectReplacements/Object 8" xlink:type="simple" xlink:show="embed" xlink:actuate="onLoad"/></draw:frame><draw:frame draw:style-name="fr1" draw:name="Object5" text:anchor-type="as-char" svg:width="1.007cm" svg:height="0.767cm" draw:z-index="13"><draw:object xlink:href="./Object 5" xlink:type="simple" xlink:show="embed" xlink:actuate="onLoad"/><draw:image xlink:href="./ObjectReplacements/Object 5" xlink:type="simple" xlink:show="embed" xlink:actuate="onLoad"/></draw:frame></text:p>
      <text:p text:style-name="P1"/>
      <text:p text:style-name="P1"><draw:frame draw:style-name="fr1" draw:name="Object13" text:anchor-type="as-char" svg:width="2.397cm" svg:height="0.42cm" draw:z-index="14"><draw:object xlink:href="./Object 13" xlink:type="simple" xlink:show="embed" xlink:actuate="onLoad"/><draw:image xlink:href="./ObjectReplacements/Object 13" xlink:type="simple" xlink:show="embed" xlink:actuate="onLoad"/></draw:frame><draw:frame draw:style-name="fr1" draw:name="Object14" text:anchor-type="as-char" svg:width="1.778cm" svg:height="0.727cm" draw:z-index="15"><draw:object xlink:href="./Object 14" xlink:type="simple" xlink:show="embed" xlink:actuate="onLoad"/><draw:image xlink:href="./ObjectReplacements/Object 14" xlink:type="simple" xlink:show="embed" xlink:actuate="onLoad"/></draw:frame></text:p>
      <text:p text:style-name="P1">IdleRQ (Sem Erros)</text:p>
      <text:p text:style-name="P1"/>
      <text:p text:style-name="P1"><draw:frame draw:style-name="fr1" draw:name="Object4" text:anchor-type="as-char" svg:width="2.226cm" svg:height="0.834cm" draw:z-index="2"><draw:object xlink:href="./Object 4" xlink:type="simple" xlink:show="embed" xlink:actuate="onLoad"/><draw:image xlink:href="./ObjectReplacements/Object 4" xlink:type="simple" xlink:show="embed" xlink:actuate="onLoad"/></draw:frame><draw:frame draw:style-name="fr1" draw:name="Object6" text:anchor-type="as-char" svg:width="1.875cm" svg:height="0.392cm" draw:z-index="3"><draw:object xlink:href="./Object 6" xlink:type="simple" xlink:show="embed" xlink:actuate="onLoad"/><draw:image xlink:href="./ObjectReplacements/Object 6" xlink:type="simple" xlink:show="embed" xlink:actuate="onLoad"/></draw:frame></text:p>
      <text:p text:style-name="P1"/>
      <text:p text:style-name="P1">IdleRQ(Com Erros)</text:p>
      <text:p text:style-name="P1"/>
      <text:p text:style-name="P1"><draw:frame draw:style-name="fr1" draw:name="Object11" text:anchor-type="as-char" svg:width="1.635cm" svg:height="0.727cm" draw:z-index="4"><draw:object xlink:href="./Object 11" xlink:type="simple" xlink:show="embed" xlink:actuate="onLoad"/><draw:image xlink:href="./ObjectReplacements/Object 11" xlink:type="simple" xlink:show="embed" xlink:actuate="onLoad"/></draw:frame></text:p>
      <text:p text:style-name="P1">ContinuosRQ(Sem erros)</text:p>
      <text:p text:style-name="P1">K – Número de tramas de envio</text:p>
      <text:p text:style-name="P1"><draw:frame draw:style-name="fr1" draw:name="Object12" text:anchor-type="as-char" svg:width="3.403cm" svg:height="1.118cm" draw:z-index="5"><draw:object xlink:href="./Object 12" xlink:type="simple" xlink:show="embed" xlink:actuate="onLoad"/><draw:image xlink:href="./ObjectReplacements/Object 12" xlink:type="simple" xlink:show="embed" xlink:actuate="onLoad"/></draw:frame></text:p>
      <text:p text:style-name="P1">Selective Repeat (Com erros)</text:p>
      <text:p text:style-name="P1"><draw:frame draw:style-name="fr1" draw:name="Object15" text:anchor-type="as-char" svg:width="3.801cm" svg:height="1.182cm" draw:z-index="6"><draw:object xlink:href="./Object 15" xlink:type="simple" xlink:show="embed" xlink:actuate="onLoad"/><draw:image xlink:href="./ObjectReplacements/Object 15" xlink:type="simple" xlink:show="embed" xlink:actuate="onLoad"/></draw:frame></text:p>
      <text:p text:style-name="P1">GoBackN{Com Erros}</text:p>
      <text:p text:style-name="P1"><draw:frame draw:style-name="fr1" draw:name="Object16" text:anchor-type="as-char" svg:width="6.071cm" svg:height="1.663cm" draw:z-index="7"><draw:object xlink:href="./Object 16" xlink:type="simple" xlink:show="embed" xlink:actuate="onLoad"/><draw:image xlink:href="./ObjectReplacements/Object 16" xlink:type="simple" xlink:show="embed" xlink:actuate="onLoad"/></draw:frame></text:p>
      <text:p text:style-name="P1"/>
      <text:p text:style-name="P1"/>
      <text:p text:style-name="P8">UDP</text:p>
      <text:p text:style-name="P1">Sem Ligação</text:p>
      <text:p text:style-name="P1">Serviço não fiável</text:p>
      <text:p text:style-name="P1">Sem controlo de erros</text:p>
      <text:p text:style-name="P1">Sem controlo de fluxo</text:p>
      <text:p text:style-name="P1">Conceito de porto</text:p>
      <text:p text:style-name="P1">Dados enviados/recebidos colocados nos buffers</text:p>
      <text:p text:style-name="P1">Não faz fragmentação</text:p>
      <text:p text:style-name="P2">Formato</text:p>
      <text:p text:style-name="P1">Header : minimo 8 bytes</text:p>
      <text:p text:style-name="P1">source/destination port: 16 bits</text:p>
      <text:p text:style-name="P1">message length/checksum: 16 bits</text:p>
      <text:p text:style-name="P1">Data</text:p>
      <text:p text:style-name="P1">Campos do Checksum(controlo de erros header e data)</text:p>
      <text:p text:style-name="P1">UDP PseudoHeader</text:p>
      <text:p text:style-name="P1">- source/destination IP 32 bits</text:p>
      <text:p text:style-name="P1">- Zero/Protocol 8 bits</text:p>
      <text:p text:style-name="P1">- UDP LENGHT 16 bits</text:p>
      <text:p text:style-name="P1">UDP Header</text:p>
      <text:p text:style-name="P1">- source/destination port 16 bits</text:p>
      <text:p text:style-name="P1">- UDP Length/UDP CHECKSUM 16 bits</text:p>
      <text:p text:style-name="P1">Complemento para 2</text:p>
      <text:p text:style-name="P1">Zero se Ok, else not ok</text:p>
      <text:p text:style-name="P1">Caso de erro datagrama descartado</text:p>
      <text:p text:style-name="P8">TCP</text:p>
      <text:p text:style-name="P1">Comunicação Orientada à ligação</text:p>
      <text:p text:style-name="P1">Controlo de Erros</text:p>
      <text:p text:style-name="P1">Fragmentação de dados em segmentos</text:p>
      <text:p text:style-name="P1">Controlo de Fluxo</text:p>
      <text:p text:style-name="P1">Modos de transferência de dados</text:p>
      <text:p text:style-name="P1">Estabelece Ligação</text:p>
      <text:p text:style-name="P1">Transferência de streams sem estrutura</text:p>
      <text:p text:style-name="P1">Dados colocados em buffers</text:p>
      <text:p text:style-name="P1">Unidade de transferência: Byte</text:p>
      <text:p text:style-name="P1">Fragmentação dos dados no tamanho apropriado</text:p>
      <text:p text:style-name="P1">Ligação TCP identificada:</text:p>
      <text:p text:style-name="P1">- Socket Local + Socket Remoto</text:p>
      <text:p text:style-name="P2">Formato</text:p>
      <text:p text:style-name="P1">Header: 20bytes até 60bytes</text:p>
      <text:p text:style-name="P1">Source/destination port : 16 bits</text:p>
      <text:p text:style-name="P1">Seq Nbr: 32 bits</text:p>
      <text:p text:style-name="P1">ACK Nbr: 32 Bits</text:p>
      <text:p text:style-name="P1">HLEN: 4 bits</text:p>
      <text:p text:style-name="P1">Reserved: 6 bits</text:p>
      <text:p text:style-name="P1">CodeBits: 6 bits</text:p>
      <text:p text:style-name="P1">Window: 16 bits</text:p>
      <text:p text:style-name="P1">Quem envia um segmento indica quantos bytes está preparado para receber</text:p>
      <text:p text:style-name="P1">Emissor aumenta/diminuo o tamanho da janela consoante o valor aconselhado pelo receptor</text:p>
      <text:p text:style-name="P1">Receptor pode para a ligação com window = 0, e retoma com window&gt;0</text:p>
      <text:p text:style-name="P1">Urgent Ptr: 16 bits</text:p>
      <text:p text:style-name="P1">Options + Padd = 32 bits</text:p>
      <text:p text:style-name="P1">MSS: Negociado no SYN, para definir o tamanho da janela. Anuncio do MTU – 20bytes(TCPHdr) – 20 bytes(IPhdr)</text:p>
      <text:p text:style-name="P1">Dados</text:p>
      <text:p text:style-name="P1">Campo CodeBits:</text:p>
      <text:p text:style-name="P1">- URG: Campo Urgent Pointer Valido</text:p>
      <text:p text:style-name="P1">- ACK: ACK válido</text:p>
      <text:p text:style-name="P1">- PSH: Força Dump dos Buffers</text:p>
      <text:p text:style-name="P1">- RST: Força Reset</text:p>
      <text:p text:style-name="P1">- SYN: Estabelece Ligação</text:p>
      <text:p text:style-name="P1">- FIM: Termina a Ligação</text:p>
      <text:p text:style-name="P1">CheckSum: 16 bits</text:p>
      <text:p text:style-name="P1">Igual ao UDP mas com campos TCP</text:p>
      <text:p text:style-name="P2">Fragmentação de Dados em segmentos</text:p>
      <text:p text:style-name="P1">TCP dimensiona os tamanhos dos segmentos de forma a evitar a fragmentação a nível de IP</text:p>
      <text:p text:style-name="P1">Fragmentação: Valor do MSS, dimensão dos buffers, campo window</text:p>
      <text:p text:style-name="P2">Congestionamento</text:p>
      <text:p text:style-name="P1">RTT: Tempo de ida e volta de um segmento</text:p>
      <text:p text:style-name="P1">- Algoritmo Adaptativo</text:p>
      <text:p text:style-name="P1">Reajuste do timeout da ligação</text:p>
      <text:p text:style-name="P1">- Algoritmo de Karn</text:p>
      <text:p text:style-name="P1">Ignora Retransmissões</text:p>
      <text:p text:style-name="P1">Recalcula o RTT a partir de um ACK de um segmento não repetido</text:p>
      <text:p text:style-name="P1">- Exponential Timer BackOff</text:p>
      <text:p text:style-name="P1">O timer multiplica por X, por cada segmento expirado até ao limite</text:p>
      <text:p text:style-name="P1">- Start increase</text:p>
      <text:p text:style-name="P1">Window aumenta conforme os ACK bens sucedidos</text:p>
      <text:p text:style-name="P1">Reinicia no caso de Timeout</text:p>
      <text:p text:style-name="P1">- Fast Retransmit</text:p>
      <text:p text:style-name="P1">Recetor envia o ultimo byte bem recebido</text:p>
      <text:p text:style-name="P1">Emissor por cada 3 ACK iguais, envia o byte seguinte</text:p>
      <text:p text:style-name="P1">- Fast Recovery</text:p>
      <text:p text:style-name="P1">Igual ao start increase, mas não reinicia abrutamente</text:p>
      <text:p text:style-name="P1"/>
      <text:p text:style-name="P1"/>
      <text:p text:style-name="P1"/>
      <text:p text:style-name="P1"/>
      <text:p text:style-name="P1"/>
      <text:p text:style-name="P8">Porto</text:p>
      <text:p text:style-name="P1">Destingir múltiplos destinos</text:p>
      <text:p text:style-name="P1">Socket é constituído por [Endereço IP, Porto]</text:p>
      <text:p text:style-name="P1"/>
      <text:p text:style-name="P9">Protocolo IP</text:p>
      <text:p text:style-name="P1">Endereço de 32 bits (4 bytes)</text:p>
      <text:p text:style-name="P1">Comunicação Não Fiável</text:p>
      <text:p text:style-name="P1">Encaminhamento dos datagramas</text:p>
      <text:p text:style-name="P1">Verifica a validade do cabeçalho</text:p>
      <text:p text:style-name="P1">Testa o MTU da rede</text:p>
      <text:p text:style-name="P1">Fragmenta os datagramas de acordo com MTU</text:p>
      <text:p text:style-name="P1">Recebe e Envia mensagens ICMP</text:p>
      <text:p text:style-name="P2">Datagrama IP</text:p>
      <text:p text:style-name="P1">- Service Type: D (Low Delay), T (High Throughput), R (High Reliability), C – (Low Cost)</text:p>
      <text:p text:style-name="P1">Routing baseaso no TOS (Type of Service)</text:p>
      <text:p text:style-name="P1">- Fragmentação: D = 1 (não Fragmentar), M = 1 (Há + fragmentos), Fragment offset (múltiplos de 8 bytes)</text:p>
      <text:p text:style-name="P1">O header original é copiado para cada fragmento e depois modificado</text:p>
      <text:p text:style-name="P1">Podem ser fragmentado novamente pelo caminho</text:p>
      <text:p text:style-name="P1">Se DF = 1 e é preciso fragmentar o datagrama é descartado e é gerada uma mensagem ICMP</text:p>
      <text:p text:style-name="P1">- Opções: Tamanho máximo de 40 bytes</text:p>
      <text:p text:style-name="P1">Code: Copy=1 (A opção deve ser copiada para todos os fragmentos, caso contrário só para o primeiro)</text:p>
      <text:p text:style-name="P1">Class: 0 – Datagram/Network Control, 2 – Debug/medida, </text:p>
      <text:p text:style-name="P1">Route Record: Guarda até 10 IP</text:p>
      <text:p text:style-name="P8">ICMP</text:p>
      <text:p text:style-name="P1">Informar a máquina de Erros</text:p>
      <text:p text:style-name="P1">Detectar falhas e problemas na rede</text:p>
      <text:p text:style-name="P1">Configuração de Routers e máquinas</text:p>
      <text:p text:style-name="P1">Implementado com o Protocolo IP</text:p>
      <text:p text:style-name="P1">Transportado num datagrama IP</text:p>
      <text:p text:style-name="P1">Não informa os routers intermédios</text:p>
      <text:p text:style-name="P1">Não diz o que fazer quando há erros</text:p>
      <text:p text:style-name="P2">Formato da Trama ICMP</text:p>
      <text:p text:style-name="P2"><text:span text:style-name="T1">Type/Code: 8 bits</text:span></text:p>
      <text:p text:style-name="P2"><text:span text:style-name="T1">checksum: 16 bits</text:span></text:p>
      <text:p text:style-name="P2"><text:span text:style-name="T1">Data: Dados adicionais ou em caso de erro o cabeçalho e os 8 primeiros bytes do datagrama que deu erro</text:span></text:p>
      <text:p text:style-name="P2">Type/Code</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float" office:value="0">
              <text:p text:style-name="P13">0</text:p>
            </table:table-cell>
            <table:table-cell table:style-name="Table1.B1" office:value-type="string">
              <text:p text:style-name="P13"/>
            </table:table-cell>
            <table:table-cell table:style-name="Table1.B1" office:value-type="string">
              <text:p text:style-name="P14">Echo Reply (teste e controlo)</text:p>
            </table:table-cell>
          </table:table-row>
          <table:table-row>
            <table:table-cell table:style-name="Table1.A1" office:value-type="float" office:value="3">
              <text:p text:style-name="P13">3</text:p>
            </table:table-cell>
            <table:table-cell table:style-name="Table1.A1" office:value-type="float" office:value="0">
              <text:p text:style-name="P13">0</text:p>
            </table:table-cell>
            <table:table-cell table:style-name="Table1.B1" office:value-type="string">
              <text:p text:style-name="P14">Net Unreachable</text:p>
            </table:table-cell>
          </table:table-row>
          <table:table-row>
            <table:table-cell table:style-name="Table1.A1" office:value-type="float" office:value="3">
              <text:p text:style-name="P13">3</text:p>
            </table:table-cell>
            <table:table-cell table:style-name="Table1.A1" office:value-type="float" office:value="1">
              <text:p text:style-name="P13">1</text:p>
            </table:table-cell>
            <table:table-cell table:style-name="Table1.B1" office:value-type="string">
              <text:p text:style-name="P14">Host Unreachable</text:p>
            </table:table-cell>
          </table:table-row>
          <table:table-row>
            <table:table-cell table:style-name="Table1.A1" office:value-type="float" office:value="3">
              <text:p text:style-name="P13">3</text:p>
            </table:table-cell>
            <table:table-cell table:style-name="Table1.A1" office:value-type="float" office:value="2">
              <text:p text:style-name="P13">2</text:p>
            </table:table-cell>
            <table:table-cell table:style-name="Table1.B1" office:value-type="string">
              <text:p text:style-name="P14">Protocol Unreachable (Enviado pelo Router, descarta datagrama)</text:p>
            </table:table-cell>
          </table:table-row>
          <table:table-row>
            <table:table-cell table:style-name="Table1.A1" office:value-type="float" office:value="3">
              <text:p text:style-name="P13">3</text:p>
            </table:table-cell>
            <table:table-cell table:style-name="Table1.A1" office:value-type="float" office:value="3">
              <text:p text:style-name="P13">3</text:p>
            </table:table-cell>
            <table:table-cell table:style-name="Table1.B1" office:value-type="string">
              <text:p text:style-name="P14">Port Unreachable</text:p>
            </table:table-cell>
          </table:table-row>
          <table:table-row>
            <table:table-cell table:style-name="Table1.A1" office:value-type="float" office:value="3">
              <text:p text:style-name="P13">3</text:p>
            </table:table-cell>
            <table:table-cell table:style-name="Table1.A1" office:value-type="float" office:value="4">
              <text:p text:style-name="P13">4</text:p>
            </table:table-cell>
            <table:table-cell table:style-name="Table1.B1" office:value-type="string">
              <text:p text:style-name="P14">Fragment Needed and DF=1</text:p>
            </table:table-cell>
          </table:table-row>
          <table:table-row>
            <table:table-cell table:style-name="Table1.A1" office:value-type="float" office:value="3">
              <text:p text:style-name="P13">3</text:p>
            </table:table-cell>
            <table:table-cell table:style-name="Table1.A1" office:value-type="float" office:value="5">
              <text:p text:style-name="P13">5</text:p>
            </table:table-cell>
            <table:table-cell table:style-name="Table1.B1" office:value-type="string">
              <text:p text:style-name="P14">Source Route Failed</text:p>
            </table:table-cell>
          </table:table-row>
          <table:table-row>
            <table:table-cell table:style-name="Table1.A1" office:value-type="float" office:value="4">
              <text:p text:style-name="P13">4</text:p>
            </table:table-cell>
            <table:table-cell table:style-name="Table1.A1">
              <text:p text:style-name="P13"/>
            </table:table-cell>
            <table:table-cell table:style-name="Table1.B1" office:value-type="string">
              <text:p text:style-name="P14">Source quench</text:p>
            </table:table-cell>
          </table:table-row>
          <table:table-row>
            <table:table-cell table:style-name="Table1.A1" office:value-type="float" office:value="5">
              <text:p text:style-name="P13">5</text:p>
            </table:table-cell>
            <table:table-cell table:style-name="Table1.A1" office:value-type="float" office:value="0">
              <text:p text:style-name="P13">0</text:p>
            </table:table-cell>
            <table:table-cell table:style-name="Table1.B1" office:value-type="string">
              <text:p text:style-name="P14">Redir.Datagram for Network</text:p>
            </table:table-cell>
          </table:table-row>
          <table:table-row>
            <table:table-cell table:style-name="Table1.A1" office:value-type="float" office:value="5">
              <text:p text:style-name="P13">5</text:p>
            </table:table-cell>
            <table:table-cell table:style-name="Table1.A1" office:value-type="float" office:value="1">
              <text:p text:style-name="P13">1</text:p>
            </table:table-cell>
            <table:table-cell table:style-name="Table1.B1" office:value-type="string">
              <text:p text:style-name="P14">Redir.Datagram for host</text:p>
            </table:table-cell>
          </table:table-row>
          <table:table-row>
            <table:table-cell table:style-name="Table1.A1" office:value-type="float" office:value="5">
              <text:p text:style-name="P13">5</text:p>
            </table:table-cell>
            <table:table-cell table:style-name="Table1.A1" office:value-type="float" office:value="2">
              <text:p text:style-name="P13">2</text:p>
            </table:table-cell>
            <table:table-cell table:style-name="Table1.B1" office:value-type="string">
              <text:p text:style-name="P14">For TOS and network</text:p>
            </table:table-cell>
          </table:table-row>
          <table:table-row>
            <table:table-cell table:style-name="Table1.A1" office:value-type="float" office:value="5">
              <text:p text:style-name="P13">5</text:p>
            </table:table-cell>
            <table:table-cell table:style-name="Table1.A1" office:value-type="float" office:value="3">
              <text:p text:style-name="P13">3</text:p>
            </table:table-cell>
            <table:table-cell table:style-name="Table1.B1" office:value-type="string">
              <text:p text:style-name="P14">For TOS and host</text:p>
            </table:table-cell>
          </table:table-row>
        </table:table>
        <table:table table:name="Table2" table:style-name="Table2">
          <table:table-column table:style-name="Table2.A"/>
          <table:table-column table:style-name="Table2.B"/>
          <table:table-column table:style-name="Table2.C"/>
          <table:table-row>
            <table:table-cell table:style-name="Table2.A1" office:value-type="float" office:value="8">
              <text:p text:style-name="P13">8</text:p>
            </table:table-cell>
            <table:table-cell table:style-name="Table2.B1" office:value-type="string">
              <text:p text:style-name="P12"/>
            </table:table-cell>
            <table:table-cell table:style-name="Table2.B1" office:value-type="string">
              <text:p text:style-name="P12">Echo Request (teste e controlo)</text:p>
            </table:table-cell>
          </table:table-row>
          <table:table-row>
            <table:table-cell table:style-name="Table2.A1" office:value-type="float" office:value="11">
              <text:p text:style-name="P13">11</text:p>
            </table:table-cell>
            <table:table-cell table:style-name="Table2.A1" office:value-type="float" office:value="0">
              <text:p text:style-name="P13">0</text:p>
            </table:table-cell>
            <table:table-cell table:style-name="Table2.B1" office:value-type="string">
              <text:p text:style-name="P12">TTL exceeded in transit</text:p>
            </table:table-cell>
          </table:table-row>
          <table:table-row>
            <table:table-cell table:style-name="Table2.A1" office:value-type="float" office:value="11">
              <text:p text:style-name="P13">11</text:p>
            </table:table-cell>
            <table:table-cell table:style-name="Table2.A1" office:value-type="float" office:value="1">
              <text:p text:style-name="P13">1</text:p>
            </table:table-cell>
            <table:table-cell table:style-name="Table2.B1" office:value-type="string">
              <text:p text:style-name="P12">Fragment reassemble time exceeded</text:p>
            </table:table-cell>
          </table:table-row>
          <table:table-row>
            <table:table-cell table:style-name="Table2.A1" office:value-type="float" office:value="12">
              <text:p text:style-name="P13">12</text:p>
            </table:table-cell>
            <table:table-cell table:style-name="Table2.B1" office:value-type="string">
              <text:p text:style-name="P13"/>
            </table:table-cell>
            <table:table-cell table:style-name="Table2.B1" office:value-type="string">
              <text:p text:style-name="P12">Parameter Problem</text:p>
            </table:table-cell>
          </table:table-row>
          <table:table-row>
            <table:table-cell table:style-name="Table2.A1" office:value-type="float" office:value="13">
              <text:p text:style-name="P13">13</text:p>
            </table:table-cell>
            <table:table-cell table:style-name="Table2.B1" office:value-type="string">
              <text:p text:style-name="P13"/>
            </table:table-cell>
            <table:table-cell table:style-name="Table2.B1" office:value-type="string">
              <text:p text:style-name="P12">Timestamp</text:p>
            </table:table-cell>
          </table:table-row>
          <table:table-row>
            <table:table-cell table:style-name="Table2.A1" office:value-type="float" office:value="14">
              <text:p text:style-name="P13">14</text:p>
            </table:table-cell>
            <table:table-cell table:style-name="Table2.B1" office:value-type="string">
              <text:p text:style-name="P13"/>
            </table:table-cell>
            <table:table-cell table:style-name="Table2.B1" office:value-type="string">
              <text:p text:style-name="P12">Timestamp Reply</text:p>
            </table:table-cell>
          </table:table-row>
          <table:table-row>
            <table:table-cell table:style-name="Table2.A1" office:value-type="float" office:value="15">
              <text:p text:style-name="P13">15</text:p>
            </table:table-cell>
            <table:table-cell table:style-name="Table2.B1" office:value-type="string">
              <text:p text:style-name="P13"/>
            </table:table-cell>
            <table:table-cell table:style-name="Table2.B1" office:value-type="string">
              <text:p text:style-name="P12">Information Request (Sincronismo)</text:p>
            </table:table-cell>
          </table:table-row>
          <table:table-row>
            <table:table-cell table:style-name="Table2.A1" office:value-type="float" office:value="16">
              <text:p text:style-name="P13">16</text:p>
            </table:table-cell>
            <table:table-cell table:style-name="Table2.B1" office:value-type="string">
              <text:p text:style-name="P13"/>
            </table:table-cell>
            <table:table-cell table:style-name="Table2.B1" office:value-type="string">
              <text:p text:style-name="P12">Information Reply (sincronismo)</text:p>
            </table:table-cell>
          </table:table-row>
          <table:table-row>
            <table:table-cell table:style-name="Table2.A1" office:value-type="float" office:value="17">
              <text:p text:style-name="P13">17</text:p>
            </table:table-cell>
            <table:table-cell table:style-name="Table2.B1" office:value-type="string">
              <text:p text:style-name="P13"/>
            </table:table-cell>
            <table:table-cell table:style-name="Table2.B1" office:value-type="string">
              <text:p text:style-name="P12">Address Mask Request</text:p>
            </table:table-cell>
          </table:table-row>
          <table:table-row>
            <table:table-cell table:style-name="Table2.A1" office:value-type="float" office:value="18">
              <text:p text:style-name="P13">18</text:p>
            </table:table-cell>
            <table:table-cell table:style-name="Table2.B1" office:value-type="string">
              <text:p text:style-name="P13"/>
            </table:table-cell>
            <table:table-cell table:style-name="Table2.B1" office:value-type="string">
              <text:p text:style-name="P12">Address Mask Reply</text:p>
            </table:table-cell>
          </table:table-row>
        </table:table>
        <text:p text:style-name="P2"><text:span text:style-name="T1"/></text:p>
      </text:section>
      <text:p text:style-name="P2">PING: </text:p>
      <text:p text:style-name="P2"><text:span text:style-name="T1">Testar se o destino é atingível</text:span></text:p>
      <text:p text:style-name="P2"><text:span text:style-name="T1">Calcular o RTT</text:span></text:p>
      <text:p text:style-name="P2"><text:span text:style-name="T1">Contar o numero de hops</text:span></text:p>
      <text:p text:style-name="P2"><text:span text:style-name="T1">Pode usar o record route</text:span></text:p>
      <text:p text:style-name="P2"><text:span text:style-name="T1">Path MTU:</text:span></text:p>
      <text:p text:style-name="P2"><text:span text:style-name="T1">O mais pequeno caminho entre duas máquinas</text:span></text:p>
      <text:p text:style-name="P2"><text:span text:style-name="T1">Pode ser usado em UDP e TCP</text:span></text:p>
      <text:p text:style-name="P2"><text:span text:style-name="T1">Enviar Datagramas grandes de teste com DF=1</text:span></text:p>
      <text:p text:style-name="P2"><text:span text:style-name="T1">Se o datagrama precisar de ser fragmentado são recebidas mensagens ICMP</text:span></text:p>
      <text:p text:style-name="P2"><text:span text:style-name="T1">Reduzir o tamanho até deixar de receber mensagens de erros</text:span></text:p>
      <text:p text:style-name="P2"><text:span text:style-name="T1">Enviar datagramas com o tamanho máximo</text:span></text:p>
      <text:p text:style-name="P6"><text:span text:style-name="T1">ARP</text:span></text:p>
      <text:p text:style-name="P2"><text:span text:style-name="T1">MAC tem 12 bytes, 6 blocos de 2 bytes</text:span></text:p>
      <text:p text:style-name="P2"><text:span text:style-name="T1">Mapeamento de endereços IP em endereços físicos das redes que suportam o transporte de datagramas</text:span></text:p>
      <text:p text:style-name="P2"><text:span text:style-name="T1">Protocolo Request/Reply p2p</text:span></text:p>
      <text:p text:style-name="P2"><text:span text:style-name="T1">Request é transportado em tramas MAC de Broadcast</text:span></text:p>
      <text:p text:style-name="P2"><text:span text:style-name="T1">Reply é transportado em tramas MAC de Unicast</text:span></text:p>
      <text:p text:style-name="P2"><text:span text:style-name="T1">Máquinas fazem cache de endereços &lt;IP, MAC&gt;</text:span></text:p>
      <text:p text:style-name="P2"><text:span text:style-name="T1">Ambos guardam os dados do outro</text:span></text:p>
      <text:p text:style-name="P3">DHCP </text:p>
      <text:p text:style-name="P4">É transmitido em UDP</text:p>
      <text:p text:style-name="P4">Numa trama MAC</text:p>
      <text:p text:style-name="P4">Endereço MAC de 48 bits (6 bytes)</text:p>
      <text:p text:style-name="P3"><text:span text:style-name="T3">Obtenção dos parâmetros de configuração IP de forma dinâmica</text:span></text:p>
      <text:p text:style-name="P3"><text:span text:style-name="T3">Simplificação da Gestão</text:span></text:p>
      <text:p text:style-name="P3"><text:span text:style-name="T3">Consistência de configuração entre máquinas</text:span></text:p>
      <text:p text:style-name="P3"><text:span text:style-name="T3">Reutilização de endereços</text:span></text:p>
      <text:p text:style-name="P3"><text:span text:style-name="T3">Obtenção de configuração, Servidor conhecido/desconhecido, Renovação de aluguer, Servidor não responde, Obtenção de informações por aplicações, dispensa de recurso, servidor muda de parâmetros, obtenção de configuração via Relay Agent</text:span></text:p>
      <text:p text:style-name="P3"><text:span text:style-name="T3">T1 expira: unicast</text:span></text:p>
      <text:p text:style-name="P3"><text:span text:style-name="T3">T2 expira: Broadcast</text:span></text:p>
      <text:p text:style-name="P3"><text:span text:style-name="T3">Cliente descobre servidores usando broadcast</text:span></text:p>
      <text:p text:style-name="P3"><text:span text:style-name="T3">Routers não propagam broadcast</text:span></text:p>
      <text:p text:style-name="P6"><text:span text:style-name="T3">Relay Agent</text:span></text:p>
      <text:p text:style-name="P3"><text:span text:style-name="T3">Re-encapsula os pedidos em broadcast do cliente e envia para o servidor</text:span></text:p>
      <text:p text:style-name="P3"><text:span text:style-name="T3">Altera as mensagens em que é intermediário</text:span></text:p>
      <text:p text:style-name="P3">Nível de Ligação</text:p>
      <text:p text:style-name="P4">Troca fiável de tramas entre nós adjacentes</text:p>
      <text:p text:style-name="P4">Controlo de fluxo entre nós adjacentes</text:p>
      <text:p text:style-name="P4">Detecção/Correcção de erros</text:p>
      <text:p text:style-name="P4">Sincronismo num marcador único</text:p>
      <text:p text:style-name="P4">Delimitadores de inicio e fim de trama</text:p>
      <text:p text:style-name="P4">Bits de enchimento</text:p>
      <text:p text:style-name="P4">Detecção/Correcção de erros com bit de paridade par, CRC32 (detecção)</text:p>
      <text:p text:style-name="P2">Protocolos de Acesso Múltiplo</text:p>
      <text:p text:style-name="P2">Sempre em Half-Duplex</text:p>
      <text:p text:style-name="P1">TDMA:</text:p>
      <text:p text:style-name="P1">acesso ao canal à vez</text:p>
      <text:p text:style-name="P1">cada terminal tem um intervalo de tempo de interacção</text:p>
      <text:p text:style-name="P1">FDMA:</text:p>
      <text:p text:style-name="P1">espectro do canal é dividido em bandas de frequência</text:p>
      <text:p text:style-name="P1">cada terminal tem uma banda</text:p>
      <text:p text:style-name="P1">transmissão na totalidade da banda</text:p>
      <text:p text:style-name="P1">protocolo detecta e recupera de colições</text:p>
      <text:p text:style-name="P1">ALOHA:</text:p>
      <text:p text:style-name="P1">Sem sincronismo</text:p>
      <text:p text:style-name="P1">Transmite assim que está disponível</text:p>
      <text:p text:style-name="P1">Probabilidade de colisão aumenta</text:p>
      <text:p text:style-name="P1">Slotted ALOHA:</text:p>
      <text:p text:style-name="P1">todas as tramas tem o mesmo tamanho</text:p>
      <text:p text:style-name="P1">tempo dividido em intervalos iguais</text:p>
      <text:p text:style-name="P1">Nós estão sinconizados</text:p>
      <text:p text:style-name="P1">Se ambos transmitem detectam colisão</text:p>
      <text:p text:style-name="P1">CSMA:</text:p>
      <text:p text:style-name="P1">Escuta o canal antes de transmitir</text:p>
      <text:p text:style-name="P1">se tiver inactivo transmite</text:p>
      <text:p text:style-name="P1">se estiver ocupado adia a transmissão</text:p>
      <text:p text:style-name="P1">CSMA/CD:</text:p>
      <text:p text:style-name="P1">Detecta colisões depressa</text:p>
      <text:p text:style-name="P1">Aborta a transmissão</text:p>
      <text:p text:style-name="P1">CSMA/CA:</text:p>
      <text:p text:style-name="P1">Envio de RTS como pedido para transmitir</text:p>
      <text:p text:style-name="P1">CTS em resposta ao RTS</text:p>
      <text:p text:style-name="P1">Taking turns:</text:p>
      <text:p text:style-name="P1">Multiplexagem dos canais</text:p>
      <text:p text:style-name="P1">Protocolos de acesso aleatório</text:p>
      <text:p text:style-name="P1">Token BUS:</text:p>
      <text:p text:style-name="P1">Nó mestre convida os clientes a transmitir</text:p>
      <text:p text:style-name="P1">Limitado pela latência, tempo de troca, ponto único de falha</text:p>
      <text:p text:style-name="P1">Token Ring:</text:p>
      <text:p text:style-name="P1">Token passado sequêncialmente</text:p>
      <text:p text:style-name="P1">Quem tem o token pode transmitir</text:p>
      <text:p text:style-name="P1">mesmas limitações</text:p>
      <text:p text:style-name="P8">ETHERNET</text:p>
      <text:p text:style-name="P1">Topologia em Estrela</text:p>
      <text:p text:style-name="P1">Half-duplex há colisões</text:p>
      <text:p text:style-name="P1">Full-Duplex não há colisões</text:p>
      <text:p text:style-name="P1">Formação das tramas para emissão e recepção</text:p>
      <text:p text:style-name="P1">Implementação do algoritmo MAC</text:p>
      <text:p text:style-name="P1">Detecção de erros</text:p>
      <text:p text:style-name="P1">Preâmbulo: 7 bytes para sincronizar </text:p>
      <text:p text:style-name="P1">Endereços: 6 bytes para endereço de origem/destino</text:p>
      <text:p text:style-name="P1">type: indica o protocolo da camada de rede</text:p>
      <text:p text:style-name="P1">CRC: verifica erros e descarta tramas com erros</text:p>
      <text:p text:style-name="P1">Não orientada à ligação, não fiável</text:p>
      <text:p text:style-name="P1">Protocolo Unslotted CSMA/CD</text:p>
      <text:p text:style-name="P1">Quando detecta colisão envia um JAM(32 bits) e aborta um envio</text:p>
      <text:p text:style-name="P1">Exponencial Backoff (máximo):</text:p>
      <text:p text:style-name="P1"><draw:frame draw:style-name="fr2" draw:name="Object17" text:anchor-type="as-char" svg:width="2.238cm" svg:height="0.363cm" draw:z-index="16"><draw:object xlink:href="./Object 17" xlink:type="simple" xlink:show="embed" xlink:actuate="onLoad"/><draw:image xlink:href="./ObjectReplacements/Object 17" xlink:type="simple" xlink:show="embed" xlink:actuate="onLoad"/></draw:frame>k=nº colisões == nº envios</text:p>
      <text:p text:style-name="P1">Limites máximos da dimensão da rede:</text:p>
      <text:p text:style-name="P1">Slottime máximo: 1576*512</text:p>
      <text:p text:style-name="P1">5 segmentos, 4 repetidores</text:p>
      <text:p text:style-name="P1">2 IRL – ponto a ponto</text:p>
      <text:p text:style-name="P1">1 domínio de colisão</text:p>
      <text:p text:style-name="P1">3 segmentos com máquinas</text:p>
      <text:p text:style-name="P1"/>
      <text:p text:style-name="P1"><draw:frame draw:style-name="fr2" draw:name="Object25" text:anchor-type="as-char" svg:width="3.016cm" svg:height="0.31cm" draw:z-index="23"><draw:object xlink:href="./Object 25" xlink:type="simple" xlink:show="embed" xlink:actuate="onLoad"/><draw:image xlink:href="./ObjectReplacements/Object 25" xlink:type="simple" xlink:show="embed" xlink:actuate="onLoad"/></draw:frame><draw:frame draw:style-name="fr2" draw:name="Object21" text:anchor-type="as-char" svg:width="3.064cm" svg:height="0.353cm" draw:z-index="24"><draw:object xlink:href="./Object 21" xlink:type="simple" xlink:show="embed" xlink:actuate="onLoad"/><draw:image xlink:href="./ObjectReplacements/Object 21" xlink:type="simple" xlink:show="embed" xlink:actuate="onLoad"/></draw:frame><draw:frame draw:style-name="fr2" draw:name="Object19" text:anchor-type="as-char" svg:width="1.018cm" svg:height="0.727cm" draw:z-index="25"><draw:object xlink:href="./Object 19" xlink:type="simple" xlink:show="embed" xlink:actuate="onLoad"/><draw:image xlink:href="./ObjectReplacements/Object 19" xlink:type="simple" xlink:show="embed" xlink:actuate="onLoad"/></draw:frame></text:p>
      <text:p text:style-name="P1"><draw:frame draw:style-name="fr2" draw:name="Object27" text:anchor-type="as-char" svg:width="1.205cm" svg:height="0.684cm" draw:z-index="26"><draw:object xlink:href="./Object 27" xlink:type="simple" xlink:show="embed" xlink:actuate="onLoad"/><draw:image xlink:href="./ObjectReplacements/Object 27" xlink:type="simple" xlink:show="embed" xlink:actuate="onLoad"/></draw:frame><draw:frame draw:style-name="fr2" draw:name="Object20" text:anchor-type="as-char" svg:width="2.215cm" svg:height="0.353cm" draw:z-index="18"><draw:object xlink:href="./Object 20" xlink:type="simple" xlink:show="embed" xlink:actuate="onLoad"/><draw:image xlink:href="./ObjectReplacements/Object 20" xlink:type="simple" xlink:show="embed" xlink:actuate="onLoad"/></draw:frame><draw:frame draw:style-name="fr2" draw:name="Object22" text:anchor-type="as-char" svg:width="1.353cm" svg:height="0.727cm" draw:z-index="19"><draw:object xlink:href="./Object 22" xlink:type="simple" xlink:show="embed" xlink:actuate="onLoad"/><draw:image xlink:href="./ObjectReplacements/Object 22" xlink:type="simple" xlink:show="embed" xlink:actuate="onLoad"/></draw:frame><draw:frame draw:style-name="fr2" draw:name="Object23" text:anchor-type="as-char" svg:width="1.446cm" svg:height="0.353cm" draw:z-index="20"><draw:object xlink:href="./Object 23" xlink:type="simple" xlink:show="embed" xlink:actuate="onLoad"/><draw:image xlink:href="./ObjectReplacements/Object 23" xlink:type="simple" xlink:show="embed" xlink:actuate="onLoad"/></draw:frame></text:p>
      <text:p text:style-name="P1"/>
      <text:p text:style-name="P1"><draw:frame draw:style-name="fr2" draw:name="Object24" text:anchor-type="as-char" svg:width="2.842cm" svg:height="0.353cm" draw:z-index="21"><draw:object xlink:href="./Object 24" xlink:type="simple" xlink:show="embed" xlink:actuate="onLoad"/><draw:image xlink:href="./ObjectReplacements/Object 24" xlink:type="simple" xlink:show="embed" xlink:actuate="onLoad"/></draw:frame><draw:frame draw:style-name="fr2" draw:name="Object26" text:anchor-type="as-char" svg:width="3.249cm" svg:height="0.353cm" draw:z-index="22"><draw:object xlink:href="./Object 26" xlink:type="simple" xlink:show="embed" xlink:actuate="onLoad"/><draw:image xlink:href="./ObjectReplacements/Object 26" xlink:type="simple" xlink:show="embed" xlink:actuate="onLoad"/></draw:frame><draw:frame draw:style-name="fr2" draw:name="Object28" text:anchor-type="as-char" svg:width="2.245cm" svg:height="0.353cm" draw:z-index="27"><draw:object xlink:href="./Object 28" xlink:type="simple" xlink:show="embed" xlink:actuate="onLoad"/><draw:image xlink:href="./ObjectReplacements/Object 28" xlink:type="simple" xlink:show="embed" xlink:actuate="onLoad"/></draw:frame></text:p>
      <text:p text:style-name="P1"/>
      <text:p text:style-name="P1"><draw:frame draw:style-name="fr2" draw:name="Object18" text:anchor-type="as-char" svg:width="4.972cm" svg:height="0.353cm" draw:z-index="17"><draw:object xlink:href="./Object 18" xlink:type="simple" xlink:show="embed" xlink:actuate="onLoad"/><draw:image xlink:href="./ObjectReplacements/Object 18" xlink:type="simple" xlink:show="embed" xlink:actuate="onLoad"/></draw:frame></text:p>
      <text:p text:style-name="P8">Interligação</text:p>
      <text:p text:style-name="P1">Em full-duplex não há colisões.</text:p>
      <text:p text:style-name="P1">Repetidores: Domínio de colisão: todos os ramos</text:p>
      <text:p text:style-name="P1">Bridges:</text:p>
      <text:p text:style-name="P1">Repetem tramas (sem erros) com destino a outros segmentos</text:p>
      <text:p text:style-name="P1">Domínio de colisão: cada ramo da bridge é um domínio</text:p>
      <text:p text:style-name="P1">Switches:</text:p>
      <text:p text:style-name="P1">Faz aprendizagem de endereços</text:p>
      <text:p text:style-name="P1">Envia para todos os ramos se não conhece, envia para o destino se sabe</text:p>
      <text:p text:style-name="P1">Isolamento de Domínios de Colisão: cada ramo é um domínio</text:p>
      <text:p text:style-name="P1">Não isola Domínios de difusão</text:p>
      <text:p text:style-name="P1">Routers:</text:p>
      <text:p text:style-name="P1">Isolamento de Domínio de Difusão e Colisão</text:p>
      <text:p text:style-name="P1"/>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6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6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4986*" fo:start-indent="0cm" fo:end-indent="0cm"/>
          <style:column style:rel-width="498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uno Cancelo</meta:initial-creator>
    <meta:creation-date>2010-05-26T17:09:18</meta:creation-date>
    <dc:date>2010-06-23T19:15:10</dc:date>
    <dc:creator>Nuno Cancelo</dc:creator>
    <meta:editing-duration>PT14H21M42S</meta:editing-duration>
    <meta:editing-cycles>204</meta:editing-cycles>
    <meta:generator>OpenOffice.org/3.1$Linux OpenOffice.org_project/310m19$Build-9420</meta:generator>
    <meta:document-statistic meta:table-count="2" meta:image-count="0" meta:object-count="28" meta:page-count="4" meta:paragraph-count="536" meta:word-count="2691" meta:character-count="16637"/>
  </office:meta>
</office:document-meta>
</file>

<file path=Object 1/content.xml><?xml version="1.0" encoding="utf-8"?>
<!DOCTYPE math  PUBLIC '-//OpenOffice.org//DTD Modified W3C MathML 1.01//EN'  'math.dtd'>
<math:math xmlns:math="http://www.w3.org/1998/Math/MathML">
  <math:semantics>
    <math:msub>
      <math:mi>T</math:mi>
      <math:mi>p</math:mi>
    </math:msub>
    <math:annotation math:encoding="StarMath 5.0">T_{p}</math:annotation>
  </math:semantics>
</math:math>
</file>

<file path=Object 10/content.xml><?xml version="1.0" encoding="utf-8"?>
<!DOCTYPE math  PUBLIC '-//OpenOffice.org//DTD Modified W3C MathML 1.01//EN'  'math.dtd'>
<math:math xmlns:math="http://www.w3.org/1998/Math/MathML">
  <math:semantics>
    <math:msub>
      <math:mi>P</math:mi>
      <math:mi>f</math:mi>
    </math:msub>
    <math:annotation math:encoding="StarMath 5.0">P_{f}</math:annotation>
  </math:semantics>
</math:math>
</file>

<file path=Object 11/content.xml><?xml version="1.0" encoding="utf-8"?>
<!DOCTYPE math  PUBLIC '-//OpenOffice.org//DTD Modified W3C MathML 1.01//EN'  'math.dtd'>
<math:math xmlns:math="http://www.w3.org/1998/Math/MathML">
  <math:semantics>
    <math:mrow>
      <math:mi>U</math:mi>
      <math:mo math:stretchy="false">=</math:mo>
      <math:mfrac>
        <math:mrow>
          <math:mn>1</math:mn>
          <math:mo math:stretchy="false">−</math:mo>
          <math:msub>
            <math:mi>P</math:mi>
            <math:mi>f</math:mi>
          </math:msub>
        </math:mrow>
        <math:mrow>
          <math:mn>1</math:mn>
          <math:mo math:stretchy="false">+</math:mo>
          <math:mrow>
            <math:mn>2</math:mn>
            <math:mo math:stretchy="false">∗</math:mo>
            <math:mi>a</math:mi>
          </math:mrow>
        </math:mrow>
      </math:mfrac>
    </math:mrow>
    <math:annotation math:encoding="StarMath 5.0">U = {1 - P_{f}}over{1+2*a}</math:annotation>
  </math:semantics>
</math:math>
</file>

<file path=Object 12/content.xml><?xml version="1.0" encoding="utf-8"?>
<!DOCTYPE math  PUBLIC '-//OpenOffice.org//DTD Modified W3C MathML 1.01//EN'  'math.dtd'>
<math:math xmlns:math="http://www.w3.org/1998/Math/MathML">
  <math:semantics>
    <math:mrow>
      <math:mrow>
        <math:mo math:stretchy="true">{</math:mo>
        <math:mtable>
          <math:mtr>
            <math:mrow>
              <math:mrow>
                <math:mi>U</math:mi>
                <math:mo math:stretchy="false">=</math:mo>
                <math:mn>1</math:mn>
              </math:mrow>
              <math:mi math:fontstyle="italic">se</math:mi>
              <math:mrow>
                <math:mi>K</math:mi>
                <math:mo math:stretchy="false">≥</math:mo>
                <math:mrow>
                  <math:mn>1</math:mn>
                  <math:mo math:stretchy="false">+</math:mo>
                  <math:mrow>
                    <math:mn>2</math:mn>
                    <math:mo math:stretchy="false">∗</math:mo>
                    <math:mi>a</math:mi>
                  </math:mrow>
                </math:mrow>
              </math:mrow>
            </math:mrow>
          </math:mtr>
          <math:mtr>
            <math:mrow>
              <math:mrow>
                <math:mi>U</math:mi>
                <math:mo math:stretchy="false">=</math:mo>
                <math:mfrac>
                  <math:mi>K</math:mi>
                  <math:mrow>
                    <math:mn>1</math:mn>
                    <math:mo math:stretchy="false">+</math:mo>
                    <math:mrow>
                      <math:mn>2</math:mn>
                      <math:mo math:stretchy="false">∗</math:mo>
                      <math:mi>a</math:mi>
                    </math:mrow>
                  </math:mrow>
                </math:mfrac>
              </math:mrow>
              <math:mi math:fontstyle="italic">se</math:mi>
              <math:mrow>
                <math:mi>K</math:mi>
                <math:mo math:stretchy="false">&lt;</math:mo>
                <math:mrow>
                  <math:mn>1</math:mn>
                  <math:mo math:stretchy="false">+</math:mo>
                  <math:mrow>
                    <math:mn>2</math:mn>
                    <math:mo math:stretchy="false">∗</math:mo>
                    <math:mi>a</math:mi>
                  </math:mrow>
                </math:mrow>
              </math:mrow>
            </math:mrow>
          </math:mtr>
        </math:mtable>
      </math:mrow>
    </math:mrow>
    <math:annotation math:encoding="StarMath 5.0">alignL left lbrace binom{U = 1 se K &gt;= 1 + 2*a}{U = {K}over{1+2*a} se K &lt; 1 + 2*a}  right none</math:annotation>
  </math:semantics>
</math:math>
</file>

<file path=Object 13/content.xml><?xml version="1.0" encoding="utf-8"?>
<!DOCTYPE math  PUBLIC '-//OpenOffice.org//DTD Modified W3C MathML 1.01//EN'  'math.dtd'>
<math:math xmlns:math="http://www.w3.org/1998/Math/MathML">
  <math:semantics>
    <math:mrow>
      <math:mrow>
        <math:msub>
          <math:mi>P</math:mi>
          <math:mi>f</math:mi>
        </math:msub>
        <math:mo math:stretchy="false">=</math:mo>
        <math:mn>1</math:mn>
      </math:mrow>
      <math:mi>–</math:mi>
      <math:msup>
        <math:mrow>
          <math:mo math:stretchy="false">(</math:mo>
          <math:mrow>
            <math:mn>1</math:mn>
            <math:mo math:stretchy="false">−</math:mo>
            <math:mi math:fontstyle="italic">BER</math:mi>
          </math:mrow>
          <math:mo math:stretchy="false">)</math:mo>
        </math:mrow>
        <math:mi>N</math:mi>
      </math:msup>
    </math:mrow>
    <math:annotation math:encoding="StarMath 5.0">P_{f} = 1 – (1 - BER)^N</math:annotation>
  </math:semantics>
</math:math>
</file>

<file path=Object 14/content.xml><?xml version="1.0" encoding="utf-8"?>
<!DOCTYPE math  PUBLIC '-//OpenOffice.org//DTD Modified W3C MathML 1.01//EN'  'math.dtd'>
<math:math xmlns:math="http://www.w3.org/1998/Math/MathML">
  <math:semantics>
    <math:mrow>
      <math:msub>
        <math:mi>N</math:mi>
        <math:mi>r</math:mi>
      </math:msub>
      <math:mo math:stretchy="false">=</math:mo>
      <math:mfrac>
        <math:mn>1</math:mn>
        <math:mrow>
          <math:mo math:stretchy="false">(</math:mo>
          <math:mrow>
            <math:mn>1</math:mn>
            <math:mo math:stretchy="false">−</math:mo>
            <math:msub>
              <math:mi>P</math:mi>
              <math:mi>f</math:mi>
            </math:msub>
          </math:mrow>
          <math:mo math:stretchy="false">)</math:mo>
        </math:mrow>
      </math:mfrac>
    </math:mrow>
    <math:annotation math:encoding="StarMath 5.0">N_{r}=1 over (1-P_{f})</math:annotation>
  </math:semantics>
</math:math>
</file>

<file path=Object 15/content.xml><?xml version="1.0" encoding="utf-8"?>
<!DOCTYPE math  PUBLIC '-//OpenOffice.org//DTD Modified W3C MathML 1.01//EN'  'math.dtd'>
<math:math xmlns:math="http://www.w3.org/1998/Math/MathML">
  <math:semantics>
    <math:mrow>
      <math:mrow>
        <math:mo math:stretchy="true">{</math:mo>
        <math:mtable>
          <math:mtr>
            <math:mrow>
              <math:mrow>
                <math:mi>U</math:mi>
                <math:mo math:stretchy="false">=</math:mo>
                <math:mrow>
                  <math:mn>1</math:mn>
                  <math:mo math:stretchy="false">−</math:mo>
                  <math:msub>
                    <math:mi>P</math:mi>
                    <math:mi>f</math:mi>
                  </math:msub>
                </math:mrow>
              </math:mrow>
              <math:mi math:fontstyle="italic">se</math:mi>
              <math:mrow>
                <math:mi>K</math:mi>
                <math:mo math:stretchy="false">≥</math:mo>
                <math:mrow>
                  <math:mn>1</math:mn>
                  <math:mo math:stretchy="false">+</math:mo>
                  <math:mrow>
                    <math:mn>2</math:mn>
                    <math:mo math:stretchy="false">∗</math:mo>
                    <math:mi>a</math:mi>
                  </math:mrow>
                </math:mrow>
              </math:mrow>
            </math:mrow>
          </math:mtr>
          <math:mtr>
            <math:mrow>
              <math:mrow>
                <math:mi>U</math:mi>
                <math:mo math:stretchy="false">=</math:mo>
                <math:mrow>
                  <math:mi>K</math:mi>
                  <math:mo math:stretchy="false">∗</math:mo>
                  <math:mfrac>
                    <math:mrow>
                      <math:mn>1</math:mn>
                      <math:mo math:stretchy="false">−</math:mo>
                      <math:msub>
                        <math:mi>P</math:mi>
                        <math:mi>f</math:mi>
                      </math:msub>
                    </math:mrow>
                    <math:mrow>
                      <math:mn>1</math:mn>
                      <math:mo math:stretchy="false">+</math:mo>
                      <math:mrow>
                        <math:mn>2</math:mn>
                        <math:mo math:stretchy="false">∗</math:mo>
                        <math:mi>a</math:mi>
                      </math:mrow>
                    </math:mrow>
                  </math:mfrac>
                </math:mrow>
              </math:mrow>
              <math:mi math:fontstyle="italic">se</math:mi>
              <math:mrow>
                <math:mi>K</math:mi>
                <math:mo math:stretchy="false">&lt;</math:mo>
                <math:mrow>
                  <math:mn>1</math:mn>
                  <math:mo math:stretchy="false">+</math:mo>
                  <math:mrow>
                    <math:mn>2</math:mn>
                    <math:mo math:stretchy="false">∗</math:mo>
                    <math:mi>a</math:mi>
                  </math:mrow>
                </math:mrow>
              </math:mrow>
            </math:mrow>
          </math:mtr>
        </math:mtable>
      </math:mrow>
    </math:mrow>
    <math:annotation math:encoding="StarMath 5.0">alignL left lbrace binom{U = 1-P_{f} se K &gt;= 1 + 2*a}{U = K*{{1-P_{f}}over{1+2*a} }se K &lt; 1 + 2*a}  right none</math:annotation>
  </math:semantics>
</math:math>
</file>

<file path=Object 16/content.xml><?xml version="1.0" encoding="utf-8"?>
<!DOCTYPE math  PUBLIC '-//OpenOffice.org//DTD Modified W3C MathML 1.01//EN'  'math.dtd'>
<math:math xmlns:math="http://www.w3.org/1998/Math/MathML">
  <math:semantics>
    <math:mrow>
      <math:mrow>
        <math:mo math:stretchy="true">{</math:mo>
        <math:mtable>
          <math:mtr>
            <math:mrow>
              <math:mrow>
                <math:mi>U</math:mi>
                <math:mo math:stretchy="false">=</math:mo>
                <math:mfrac>
                  <math:mrow>
                    <math:mn>1</math:mn>
                    <math:mo math:stretchy="false">−</math:mo>
                    <math:msub>
                      <math:mi>P</math:mi>
                      <math:mi>f</math:mi>
                    </math:msub>
                  </math:mrow>
                  <math:mrow>
                    <math:mn>1</math:mn>
                    <math:mo math:stretchy="false">+</math:mo>
                    <math:mrow>
                      <math:msub>
                        <math:mi>P</math:mi>
                        <math:mi>f</math:mi>
                      </math:msub>
                      <math:mo math:stretchy="false">∗</math:mo>
                      <math:mrow>
                        <math:mo math:stretchy="false">(</math:mo>
                        <math:mrow>
                          <math:mi>K</math:mi>
                          <math:mo math:stretchy="false">−</math:mo>
                          <math:mn>1</math:mn>
                        </math:mrow>
                        <math:mo math:stretchy="false">)</math:mo>
                      </math:mrow>
                    </math:mrow>
                  </math:mrow>
                </math:mfrac>
              </math:mrow>
              <math:mi math:fontstyle="italic">se</math:mi>
              <math:mrow>
                <math:mi>K</math:mi>
                <math:mo math:stretchy="false">≥</math:mo>
                <math:mrow>
                  <math:mn>1</math:mn>
                  <math:mo math:stretchy="false">+</math:mo>
                  <math:mrow>
                    <math:mn>2</math:mn>
                    <math:mo math:stretchy="false">∗</math:mo>
                    <math:mi>a</math:mi>
                  </math:mrow>
                </math:mrow>
              </math:mrow>
            </math:mrow>
          </math:mtr>
          <math:mtr>
            <math:mrow>
              <math:mrow>
                <math:mi>U</math:mi>
                <math:mo math:stretchy="false">=</math:mo>
                <math:mrow>
                  <math:mi>K</math:mi>
                  <math:mo math:stretchy="false">∗</math:mo>
                  <math:mfrac>
                    <math:mrow>
                      <math:mn>1</math:mn>
                      <math:mo math:stretchy="false">−</math:mo>
                      <math:msub>
                        <math:mi>P</math:mi>
                        <math:mi>f</math:mi>
                      </math:msub>
                    </math:mrow>
                    <math:mrow>
                      <math:mrow>
                        <math:mo math:stretchy="false">(</math:mo>
                        <math:mrow>
                          <math:mn>1</math:mn>
                          <math:mo math:stretchy="false">+</math:mo>
                          <math:mrow>
                            <math:mn>2</math:mn>
                            <math:mo math:stretchy="false">∗</math:mo>
                            <math:mi>a</math:mi>
                          </math:mrow>
                        </math:mrow>
                        <math:mo math:stretchy="false">)</math:mo>
                      </math:mrow>
                      <math:mo math:stretchy="false">∗</math:mo>
                      <math:mrow>
                        <math:mo math:stretchy="false">(</math:mo>
                        <math:mrow>
                          <math:mn>1</math:mn>
                          <math:mo math:stretchy="false">+</math:mo>
                          <math:mrow>
                            <math:msub>
                              <math:mi>p</math:mi>
                              <math:mi>f</math:mi>
                            </math:msub>
                            <math:mo math:stretchy="false">∗</math:mo>
                            <math:mrow>
                              <math:mo math:stretchy="false">(</math:mo>
                              <math:mrow>
                                <math:mi>K</math:mi>
                                <math:mo math:stretchy="false">−</math:mo>
                                <math:mn>1</math:mn>
                              </math:mrow>
                              <math:mo math:stretchy="false">)</math:mo>
                            </math:mrow>
                          </math:mrow>
                        </math:mrow>
                        <math:mo math:stretchy="false">)</math:mo>
                      </math:mrow>
                    </math:mrow>
                  </math:mfrac>
                </math:mrow>
              </math:mrow>
              <math:mi math:fontstyle="italic">se</math:mi>
              <math:mrow>
                <math:mi>K</math:mi>
                <math:mo math:stretchy="false">&lt;</math:mo>
                <math:mrow>
                  <math:mn>1</math:mn>
                  <math:mo math:stretchy="false">+</math:mo>
                  <math:mrow>
                    <math:mn>2</math:mn>
                    <math:mo math:stretchy="false">∗</math:mo>
                    <math:mi>a</math:mi>
                  </math:mrow>
                </math:mrow>
              </math:mrow>
            </math:mrow>
          </math:mtr>
        </math:mtable>
      </math:mrow>
    </math:mrow>
    <math:annotation math:encoding="StarMath 5.0">alignL left lbrace binom{U = {1-P_{f}}over{1+P_{f}*(K-1)} se K &gt;= 1 + 2*a}{U = K*{{1-P_{f}}over{(1+2*a)*(1+p_{f}*(K-1))} }se K &lt; 1 + 2*a}  right none</math:annotation>
  </math:semantics>
</math:math>
</file>

<file path=Object 17/content.xml><?xml version="1.0" encoding="utf-8"?>
<!DOCTYPE math  PUBLIC '-//OpenOffice.org//DTD Modified W3C MathML 1.01//EN'  'math.dtd'>
<math:math xmlns:math="http://www.w3.org/1998/Math/MathML">
  <math:semantics>
    <math:mrow>
      <math:mrow>
        <math:mo math:stretchy="false">(</math:mo>
        <math:mrow>
          <math:msup>
            <math:mn>2</math:mn>
            <math:mi>k</math:mi>
          </math:msup>
          <math:mo math:stretchy="false">−</math:mo>
          <math:mn>1</math:mn>
        </math:mrow>
        <math:mo math:stretchy="false">)</math:mo>
      </math:mrow>
      <math:mo math:stretchy="false">∗</math:mo>
      <math:mi math:fontstyle="italic">SlotTime</math:mi>
    </math:mrow>
    <math:annotation math:encoding="StarMath 5.0">(2^k -1)*SlotTime</math:annotation>
  </math:semantics>
</math:math>
</file>

<file path=Object 18/content.xml><?xml version="1.0" encoding="utf-8"?>
<!DOCTYPE math  PUBLIC '-//OpenOffice.org//DTD Modified W3C MathML 1.01//EN'  'math.dtd'>
<math:math xmlns:math="http://www.w3.org/1998/Math/MathML">
  <math:semantics>
    <math:mrow>
      <math:mi math:fontstyle="italic">Slottime</math:mi>
      <math:mo math:stretchy="false">=</math:mo>
      <math:mrow>
        <math:mn>2</math:mn>
        <math:mo math:stretchy="false">∗</math:mo>
        <math:mrow>
          <math:mo math:stretchy="false">(</math:mo>
          <math:mrow>
            <math:mrow>
              <math:mrow>
                <math:mn>2</math:mn>
                <math:mo math:stretchy="false">∗</math:mo>
                <math:msub>
                  <math:mi>M</math:mi>
                  <math:mi>s</math:mi>
                </math:msub>
              </math:mrow>
              <math:mo math:stretchy="false">+</math:mo>
              <math:mrow>
                <math:msub>
                  <math:mi>N</math:mi>
                  <math:mi>s</math:mi>
                </math:msub>
                <math:mo math:stretchy="false">∗</math:mo>
                <math:mi math:fontstyle="italic">TPS</math:mi>
              </math:mrow>
            </math:mrow>
            <math:mo math:stretchy="false">+</math:mo>
            <math:mrow>
              <math:msub>
                <math:mi>N</math:mi>
                <math:mi>r</math:mi>
              </math:msub>
              <math:mo math:stretchy="false">∗</math:mo>
              <math:msub>
                <math:mi>D</math:mi>
                <math:mi>r</math:mi>
              </math:msub>
            </math:mrow>
          </math:mrow>
          <math:mo math:stretchy="false">)</math:mo>
        </math:mrow>
      </math:mrow>
    </math:mrow>
    <math:annotation math:encoding="StarMath 5.0">Slottime = 2*(2*M_{s} + N_{s}*TPS + N_{r}*D_{r})</math:annotation>
  </math:semantics>
</math:math>
</file>

<file path=Object 19/content.xml><?xml version="1.0" encoding="utf-8"?>
<!DOCTYPE math  PUBLIC '-//OpenOffice.org//DTD Modified W3C MathML 1.01//EN'  'math.dtd'>
<math:math xmlns:math="http://www.w3.org/1998/Math/MathML">
  <math:semantics>
    <math:mrow>
      <math:msub>
        <math:mi>b</math:mi>
        <math:mi>t</math:mi>
      </math:msub>
      <math:mo math:stretchy="false">=</math:mo>
      <math:mfrac>
        <math:mn>1</math:mn>
        <math:msub>
          <math:mi>V</math:mi>
          <math:mi>t</math:mi>
        </math:msub>
      </math:mfrac>
    </math:mrow>
    <math:annotation math:encoding="StarMath 5.0">b_{t} = {1}over{V_{t}}</math:annotation>
  </math:semantics>
</math:math>
</file>

<file path=Object 2/content.xml><?xml version="1.0" encoding="utf-8"?>
<!DOCTYPE math  PUBLIC '-//OpenOffice.org//DTD Modified W3C MathML 1.01//EN'  'math.dtd'>
<math:math xmlns:math="http://www.w3.org/1998/Math/MathML">
  <math:semantics>
    <math:msub>
      <math:mi>T</math:mi>
      <math:mi math:fontstyle="italic">ix</math:mi>
    </math:msub>
    <math:annotation math:encoding="StarMath 5.0">T_{ix}</math:annotation>
  </math:semantics>
</math:math>
</file>

<file path=Object 20/content.xml><?xml version="1.0" encoding="utf-8"?>
<!DOCTYPE math  PUBLIC '-//OpenOffice.org//DTD Modified W3C MathML 1.01//EN'  'math.dtd'>
<math:math xmlns:math="http://www.w3.org/1998/Math/MathML">
  <math:semantics>
    <math:mrow>
      <math:mrow>
        <math:msub>
          <math:mi>V</math:mi>
          <math:mi>p</math:mi>
        </math:msub>
        <math:mo math:stretchy="false">=</math:mo>
        <math:mrow>
          <math:mn>2</math:mn>
          <math:mo math:stretchy="false">∗</math:mo>
          <math:mn>10⁸</math:mn>
        </math:mrow>
      </math:mrow>
      <math:mrow>
        <math:mo math:stretchy="false">(</math:mo>
        <math:mrow>
          <math:mi>m</math:mi>
          <math:mo math:stretchy="false">/</math:mo>
          <math:mi>s</math:mi>
        </math:mrow>
        <math:mo math:stretchy="false">)</math:mo>
      </math:mrow>
    </math:mrow>
    <math:annotation math:encoding="StarMath 5.0">V_{p} = 2*10⁸ (m/s)</math:annotation>
  </math:semantics>
</math:math>
</file>

<file path=Object 21/content.xml><?xml version="1.0" encoding="utf-8"?>
<!DOCTYPE math  PUBLIC '-//OpenOffice.org//DTD Modified W3C MathML 1.01//EN'  'math.dtd'>
<math:math xmlns:math="http://www.w3.org/1998/Math/MathML">
  <math:semantics>
    <math:mrow>
      <math:msub>
        <math:mi>V</math:mi>
        <math:mi>t</math:mi>
      </math:msub>
      <math:mi>–</math:mi>
      <math:mi math:fontstyle="italic">Débito</math:mi>
      <math:mi math:fontstyle="italic">Binário</math:mi>
      <math:mrow>
        <math:mo math:stretchy="false">(</math:mo>
        <math:mi math:fontstyle="italic">bps</math:mi>
        <math:mo math:stretchy="false">)</math:mo>
      </math:mrow>
    </math:mrow>
    <math:annotation math:encoding="StarMath 5.0">V_{t} – Débito Binário (bps)</math:annotation>
  </math:semantics>
</math:math>
</file>

<file path=Object 22/content.xml><?xml version="1.0" encoding="utf-8"?>
<!DOCTYPE math  PUBLIC '-//OpenOffice.org//DTD Modified W3C MathML 1.01//EN'  'math.dtd'>
<math:math xmlns:math="http://www.w3.org/1998/Math/MathML">
  <math:semantics>
    <math:mrow>
      <math:mi math:fontstyle="italic">TPS</math:mi>
      <math:mo math:stretchy="false">=</math:mo>
      <math:mfrac>
        <math:mi>L</math:mi>
        <math:msub>
          <math:mi>V</math:mi>
          <math:mi>p</math:mi>
        </math:msub>
      </math:mfrac>
    </math:mrow>
    <math:annotation math:encoding="StarMath 5.0">TPS = {L}over{V_{p}}</math:annotation>
  </math:semantics>
</math:math>
</file>

<file path=Object 23/content.xml><?xml version="1.0" encoding="utf-8"?>
<!DOCTYPE math  PUBLIC '-//OpenOffice.org//DTD Modified W3C MathML 1.01//EN'  'math.dtd'>
<math:math xmlns:math="http://www.w3.org/1998/Math/MathML">
  <math:semantics>
    <math:mrow>
      <math:msub>
        <math:mi>L</math:mi>
        <math:mi>b</math:mi>
      </math:msub>
      <math:mo math:stretchy="false">=</math:mo>
      <math:mrow>
        <math:msub>
          <math:mi>b</math:mi>
          <math:mi>t</math:mi>
        </math:msub>
        <math:mo math:stretchy="false">∗</math:mo>
        <math:msub>
          <math:mi>V</math:mi>
          <math:mi>p</math:mi>
        </math:msub>
      </math:mrow>
    </math:mrow>
    <math:annotation math:encoding="StarMath 5.0">L_{b} = b_{t}*V_{p}</math:annotation>
  </math:semantics>
</math:math>
</file>

<file path=Object 24/content.xml><?xml version="1.0" encoding="utf-8"?>
<!DOCTYPE math  PUBLIC '-//OpenOffice.org//DTD Modified W3C MathML 1.01//EN'  'math.dtd'>
<math:math xmlns:math="http://www.w3.org/1998/Math/MathML">
  <math:semantics>
    <math:mrow>
      <math:msub>
        <math:mi>D</math:mi>
        <math:mi>r</math:mi>
      </math:msub>
      <math:mi math:fontstyle="normal">:</math:mi>
      <math:mi math:fontstyle="italic">Delay</math:mi>
      <math:mi math:fontstyle="italic">do</math:mi>
      <math:mi math:fontstyle="italic">Repetidor</math:mi>
    </math:mrow>
    <math:annotation math:encoding="StarMath 5.0">D_{r}: Delay do Repetidor</math:annotation>
  </math:semantics>
</math:math>
</file>

<file path=Object 25/content.xml><?xml version="1.0" encoding="utf-8"?>
<!DOCTYPE math  PUBLIC '-//OpenOffice.org//DTD Modified W3C MathML 1.01//EN'  'math.dtd'>
<math:math xmlns:math="http://www.w3.org/1998/Math/MathML">
  <math:semantics>
    <math:mrow>
      <math:mi>L</math:mi>
      <math:mi math:fontstyle="normal">:</math:mi>
      <math:mi math:fontstyle="italic">Tamanho</math:mi>
      <math:mi math:fontstyle="italic">do</math:mi>
      <math:mi math:fontstyle="italic">segmento</math:mi>
    </math:mrow>
    <math:annotation math:encoding="StarMath 5.0">L: Tamanho do segmento</math:annotation>
  </math:semantics>
</math:math>
</file>

<file path=Object 26/content.xml><?xml version="1.0" encoding="utf-8"?>
<!DOCTYPE math  PUBLIC '-//OpenOffice.org//DTD Modified W3C MathML 1.01//EN'  'math.dtd'>
<math:math xmlns:math="http://www.w3.org/1998/Math/MathML">
  <math:semantics>
    <math:mrow>
      <math:msub>
        <math:mi>M</math:mi>
        <math:mi>s</math:mi>
      </math:msub>
      <math:mi math:fontstyle="normal">:</math:mi>
      <math:mi math:fontstyle="italic">Margem</math:mi>
      <math:mi math:fontstyle="italic">de</math:mi>
      <math:mi math:fontstyle="italic">Segurança</math:mi>
    </math:mrow>
    <math:annotation math:encoding="StarMath 5.0">M_{s}: Margem de Segurança</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frac>
        <math:mi math:fontstyle="italic">TPS</math:mi>
        <math:mi math:fontstyle="italic">LB</math:mi>
      </math:mfrac>
    </math:mrow>
    <math:annotation math:encoding="StarMath 5.0">L = {TPS}over{LB}</math:annotation>
  </math:semantics>
</math:math>
</file>

<file path=Object 28/content.xml><?xml version="1.0" encoding="utf-8"?>
<!DOCTYPE math  PUBLIC '-//OpenOffice.org//DTD Modified W3C MathML 1.01//EN'  'math.dtd'>
<math:math xmlns:math="http://www.w3.org/1998/Math/MathML">
  <math:semantics>
    <math:mrow>
      <math:msub>
        <math:mi>N</math:mi>
        <math:mi>s</math:mi>
      </math:msub>
      <math:mi math:fontstyle="normal">:</math:mi>
      <math:mi math:fontstyle="italic">Nº</math:mi>
      <math:mi math:fontstyle="italic">Segmentos</math:mi>
    </math:mrow>
    <math:annotation math:encoding="StarMath 5.0">N_{s}: Nº Segmentos</math:annotation>
  </math:semantics>
</math:math>
</file>

<file path=Object 3/content.xml><?xml version="1.0" encoding="utf-8"?>
<!DOCTYPE math  PUBLIC '-//OpenOffice.org//DTD Modified W3C MathML 1.01//EN'  'math.dtd'>
<math:math xmlns:math="http://www.w3.org/1998/Math/MathML">
  <math:semantics>
    <math:mrow>
      <math:msub>
        <math:mi>T</math:mi>
        <math:mi>t</math:mi>
      </math:msub>
      <math:mo math:stretchy="false">=</math:mo>
      <math:mrow>
        <math:msub>
          <math:mi>T</math:mi>
          <math:mi math:fontstyle="italic">ix</math:mi>
        </math:msub>
        <math:mo math:stretchy="false">+</math:mo>
        <math:mrow>
          <math:mn>2</math:mn>
          <math:mo math:stretchy="false">∗</math:mo>
          <math:msub>
            <math:mi>T</math:mi>
            <math:mi>p</math:mi>
          </math:msub>
        </math:mrow>
      </math:mrow>
    </math:mrow>
    <math:annotation math:encoding="StarMath 5.0">T_t = T_{ix} + 2*T_{p}</math:annotation>
  </math:semantics>
</math:math>
</file>

<file path=Object 4/content.xml><?xml version="1.0" encoding="utf-8"?>
<!DOCTYPE math  PUBLIC '-//OpenOffice.org//DTD Modified W3C MathML 1.01//EN'  'math.dtd'>
<math:math xmlns:math="http://www.w3.org/1998/Math/MathML">
  <math:semantics>
    <math:mrow>
      <math:mi>U</math:mi>
      <math:mo math:stretchy="false">=</math:mo>
      <math:msup>
        <math:mrow>
          <math:mo math:stretchy="false">(</math:mo>
          <math:mrow>
            <math:mn>1</math:mn>
            <math:mo math:stretchy="false">+</math:mo>
            <math:mrow>
              <math:mn>2</math:mn>
              <math:mo math:stretchy="false">∗</math:mo>
              <math:mfrac>
                <math:msub>
                  <math:mi>T</math:mi>
                  <math:mi>p</math:mi>
                </math:msub>
                <math:msub>
                  <math:mi>T</math:mi>
                  <math:mi math:fontstyle="italic">ix</math:mi>
                </math:msub>
              </math:mfrac>
            </math:mrow>
          </math:mrow>
          <math:mo math:stretchy="false">)</math:mo>
        </math:mrow>
        <math:mrow>
          <math:mo math:stretchy="false">−</math:mo>
          <math:mn>1</math:mn>
        </math:mrow>
      </math:msup>
    </math:mrow>
    <math:annotation math:encoding="StarMath 5.0">U = (1 + 2*{{T_p}over{T_{ix}}})^{-1}</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sub>
          <math:mi>T</math:mi>
          <math:mi>p</math:mi>
        </math:msub>
        <math:msub>
          <math:mi>T</math:mi>
          <math:mi math:fontstyle="italic">ix</math:mi>
        </math:msub>
      </math:mfrac>
    </math:mrow>
    <math:annotation math:encoding="StarMath 5.0">a = {T_p}over{T_{ix}}</math:annotation>
  </math:semantics>
</math:math>
</file>

<file path=Object 6/content.xml><?xml version="1.0" encoding="utf-8"?>
<!DOCTYPE math  PUBLIC '-//OpenOffice.org//DTD Modified W3C MathML 1.01//EN'  'math.dtd'>
<math:math xmlns:math="http://www.w3.org/1998/Math/MathML">
  <math:semantics>
    <math:mrow>
      <math:mi>u</math:mi>
      <math:mo math:stretchy="false">=</math:mo>
      <math:msup>
        <math:mrow>
          <math:mo math:stretchy="false">(</math:mo>
          <math:mrow>
            <math:mn>1</math:mn>
            <math:mo math:stretchy="false">+</math:mo>
            <math:mrow>
              <math:mn>2</math:mn>
              <math:mo math:stretchy="false">∗</math:mo>
              <math:mi>a</math:mi>
            </math:mrow>
          </math:mrow>
          <math:mo math:stretchy="false">)</math:mo>
        </math:mrow>
        <math:mrow>
          <math:mo math:stretchy="false">−</math:mo>
          <math:mn>1</math:mn>
        </math:mrow>
      </math:msup>
    </math:mrow>
    <math:annotation math:encoding="StarMath 5.0">u = (1+2*a)^{-1}</math:annotation>
  </math:semantics>
</math:math>
</file>

<file path=Object 7/content.xml><?xml version="1.0" encoding="utf-8"?>
<!DOCTYPE math  PUBLIC '-//OpenOffice.org//DTD Modified W3C MathML 1.01//EN'  'math.dtd'>
<math:math xmlns:math="http://www.w3.org/1998/Math/MathML">
  <math:semantics>
    <math:mrow>
      <math:msub>
        <math:mi>T</math:mi>
        <math:mi math:fontstyle="italic">ix</math:mi>
      </math:msub>
      <math:mo math:stretchy="false">=</math:mo>
      <math:mfrac>
        <math:mi>N</math:mi>
        <math:mi>R</math:mi>
      </math:mfrac>
    </math:mrow>
    <math:annotation math:encoding="StarMath 5.0">T_{ix} = {N}over{R}</math:annotation>
  </math:semantics>
</math:math>
</file>

<file path=Object 8/content.xml><?xml version="1.0" encoding="utf-8"?>
<!DOCTYPE math  PUBLIC '-//OpenOffice.org//DTD Modified W3C MathML 1.01//EN'  'math.dtd'>
<math:math xmlns:math="http://www.w3.org/1998/Math/MathML">
  <math:semantics>
    <math:mrow>
      <math:msub>
        <math:mi>T</math:mi>
        <math:mi>p</math:mi>
      </math:msub>
      <math:mo math:stretchy="false">=</math:mo>
      <math:mfrac>
        <math:mi>S</math:mi>
        <math:mi>V</math:mi>
      </math:mfrac>
    </math:mrow>
    <math:annotation math:encoding="StarMath 5.0">T_{p}={S}over{V}</math:annotation>
  </math:semantics>
</math:math>
</file>

<file path=Object 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